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90000001E691951F806AB88F6.png" manifest:media-type="image/png"/>
  <manifest:file-entry manifest:full-path="Pictures/100000010000002800000019617F01FE2E50AF5D.png" manifest:media-type="image/png"/>
  <manifest:file-entry manifest:full-path="Pictures/100000010000001A000000284F71EE362105123E.png" manifest:media-type="image/png"/>
  <manifest:file-entry manifest:full-path="Pictures/100000010000005100000020E77F9282D5589382.png" manifest:media-type="image/png"/>
  <manifest:file-entry manifest:full-path="Pictures/100000010000001A000000285B727BE1094BF17E.png" manifest:media-type="image/png"/>
  <manifest:file-entry manifest:full-path="Pictures/100000010000002800000019392B4EF20A9BE6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Gothic2" svg:font-family="'MS Gothic'" style:font-adornments="Regular" style:font-family-generic="modern" style:font-pitch="fixed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KR" svg:font-family="'Noto Sans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margin-left="0.035cm" fo:margin-right="0cm" fo:margin-top="0cm" fo:margin-bottom="0cm" style:contextual-spacing="false" fo:line-height="0.568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Heading_20_1">
      <style:paragraph-properties fo:margin-left="1.106cm" fo:margin-right="0.067cm" fo:line-height="110%" fo:text-indent="0.383cm" style:auto-text-indent="false"/>
    </style:style>
    <style:style style:name="P4" style:family="paragraph" style:parent-style-name="Heading_20_1">
      <style:paragraph-properties fo:margin-left="1.274cm" fo:margin-right="0.152cm" fo:margin-top="0.002cm" fo:margin-bottom="0cm" style:contextual-spacing="false" fo:line-height="108%" fo:text-indent="-0.111cm" style:auto-text-indent="false"/>
    </style:style>
    <style:style style:name="P5" style:family="paragraph" style:parent-style-name="Heading_20_1">
      <style:paragraph-properties fo:margin-left="1.274cm" fo:margin-right="18.087cm" fo:margin-top="0.002cm" fo:margin-bottom="0cm" style:contextual-spacing="false" fo:line-height="108%" fo:text-indent="-0.111cm" style:auto-text-indent="false"/>
    </style:style>
    <style:style style:name="P6" style:family="paragraph" style:parent-style-name="Heading_20_1">
      <style:paragraph-properties fo:line-height="0.474cm"/>
    </style:style>
    <style:style style:name="P7" style:family="paragraph" style:parent-style-name="List_20_Paragraph" style:list-style-name="WWNum2">
      <style:paragraph-properties fo:margin-left="1.586cm" fo:margin-right="0cm" fo:margin-top="0.048cm" fo:margin-bottom="0cm" style:contextual-spacing="false" fo:line-height="100%" fo:text-align="start" style:justify-single-word="false" fo:text-indent="-0.863cm" style:auto-text-indent="false">
        <style:tab-stops>
          <style:tab-stop style:position="1.586cm"/>
        </style:tab-stops>
      </style:paragraph-properties>
    </style:style>
    <style:style style:name="P8" style:family="paragraph" style:parent-style-name="List_20_Paragraph" style:list-style-name="WWNum3">
      <style:paragraph-properties fo:margin-left="1.409cm" fo:margin-right="0cm" fo:margin-top="0.048cm" fo:margin-bottom="0cm" style:contextual-spacing="false" fo:line-height="100%" fo:text-align="start" style:justify-single-word="false" fo:text-indent="-0.863cm" style:auto-text-indent="false">
        <style:tab-stops>
          <style:tab-stop style:position="1.409cm"/>
        </style:tab-stops>
      </style:paragraph-properties>
    </style:style>
    <style:style style:name="P9" style:family="paragraph" style:parent-style-name="List_20_Paragraph" style:list-style-name="WWNum4">
      <style:paragraph-properties fo:margin-left="1.716cm" fo:margin-right="0cm" fo:margin-top="0.005cm" fo:margin-bottom="0cm" style:contextual-spacing="false" fo:line-height="100%" fo:text-align="start" style:justify-single-word="false" fo:text-indent="-0.741cm" style:auto-text-indent="false">
        <style:tab-stops>
          <style:tab-stop style:position="1.716cm"/>
        </style:tab-stops>
      </style:paragraph-properties>
    </style:style>
    <style:style style:name="P10" style:family="paragraph" style:parent-style-name="List_20_Paragraph" style:list-style-name="WWNum3">
      <style:paragraph-properties fo:margin-left="0.863cm" fo:margin-right="8.345cm" fo:margin-top="0.048cm" fo:margin-bottom="0cm" style:contextual-spacing="false" fo:line-height="100%" fo:text-align="end" style:justify-single-word="false" fo:text-indent="-0.863cm" style:auto-text-indent="false">
        <style:tab-stops>
          <style:tab-stop style:position="0.863cm"/>
        </style:tab-stops>
      </style:paragraph-properties>
    </style:style>
    <style:style style:name="P11" style:family="paragraph" style:parent-style-name="List_20_Paragraph" style:list-style-name="WWNum1">
      <style:paragraph-properties fo:margin-left="2.088cm" fo:margin-right="3.514cm" fo:margin-top="0.026cm" fo:margin-bottom="0cm" style:contextual-spacing="false" fo:line-height="104%" fo:text-align="start" style:justify-single-word="false" fo:text-indent="-0.374cm" style:auto-text-indent="false">
        <style:tab-stops>
          <style:tab-stop style:position="2.088cm"/>
          <style:tab-stop style:position="2.214cm"/>
        </style:tab-stops>
      </style:paragraph-properties>
    </style:style>
    <style:style style:name="P12" style:family="paragraph" style:parent-style-name="List_20_Paragraph" style:list-style-name="WWNum4">
      <style:paragraph-properties fo:margin-left="0.975cm" fo:margin-right="3.512cm" fo:margin-top="0.005cm" fo:margin-bottom="0cm" style:contextual-spacing="false" fo:line-height="104%" fo:text-align="start" style:justify-single-word="false" fo:text-indent="0cm" style:auto-text-indent="false">
        <style:tab-stops>
          <style:tab-stop style:position="1.653cm"/>
        </style:tab-stops>
      </style:paragraph-properties>
    </style:style>
    <style:style style:name="P13" style:family="paragraph" style:parent-style-name="List_20_Paragraph" style:list-style-name="WWNum2">
      <style:paragraph-properties fo:margin-left="0.206cm" fo:margin-right="7.855cm" fo:margin-top="0.048cm" fo:margin-bottom="0cm" style:contextual-spacing="false" fo:line-height="110%" fo:text-align="start" style:justify-single-word="false" fo:text-indent="0.51cm" style:auto-text-indent="false">
        <style:tab-stops>
          <style:tab-stop style:position="1.579cm"/>
        </style:tab-stops>
      </style:paragraph-properties>
    </style:style>
    <style:style style:name="P14" style:family="paragraph" style:parent-style-name="List_20_Paragraph" style:list-style-name="WWNum2">
      <style:paragraph-properties fo:margin-left="0.975cm" fo:margin-right="3.501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609cm"/>
        </style:tab-stops>
      </style:paragraph-properties>
    </style:style>
    <style:style style:name="P15" style:family="paragraph" style:parent-style-name="List_20_Paragraph" style:list-style-name="WWNum2">
      <style:paragraph-properties fo:margin-left="0.975cm" fo:margin-right="3.5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63cm"/>
        </style:tab-stops>
      </style:paragraph-properties>
    </style:style>
    <style:style style:name="P16" style:family="paragraph" style:parent-style-name="List_20_Paragraph" style:list-style-name="WWNum5">
      <style:paragraph-properties fo:margin-left="1.275cm" fo:margin-right="3.51cm" fo:margin-top="0.048cm" fo:margin-bottom="0cm" style:contextual-spacing="false" fo:line-height="110%" fo:text-align="start" style:justify-single-word="false" fo:text-indent="-0.702cm" style:auto-text-indent="false" fo:break-before="column">
        <style:tab-stops>
          <style:tab-stop style:position="1.27cm"/>
          <style:tab-stop style:position="1.275cm"/>
        </style:tab-stops>
      </style:paragraph-properties>
    </style:style>
    <style:style style:name="P17" style:family="paragraph" style:parent-style-name="List_20_Paragraph" style:list-style-name="WWNum5">
      <style:paragraph-properties fo:margin-left="0.206cm" fo:margin-right="4.763cm" fo:margin-top="0cm" fo:margin-bottom="0cm" style:contextual-spacing="false" fo:line-height="110%" fo:text-align="start" style:justify-single-word="false" fo:text-indent="0.367cm" style:auto-text-indent="false">
        <style:tab-stops>
          <style:tab-stop style:position="1.127cm"/>
        </style:tab-stops>
      </style:paragraph-properties>
    </style:style>
    <style:style style:name="P18" style:family="paragraph" style:parent-style-name="List_20_Paragraph" style:list-style-name="WWNum6">
      <style:paragraph-properties fo:margin-left="0.579cm" fo:margin-right="3.512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351cm"/>
        </style:tab-stops>
      </style:paragraph-properties>
      <style:text-properties officeooo:paragraph-rsid="000e175b"/>
    </style:style>
    <style:style style:name="P19" style:family="paragraph" style:parent-style-name="List_20_Paragraph" style:list-style-name="WWNum6">
      <style:paragraph-properties fo:margin-left="0.579cm" fo:margin-right="3.514cm" fo:margin-top="0cm" fo:margin-bottom="0cm" style:contextual-spacing="false" fo:line-height="110%" fo:text-align="start" style:justify-single-word="false" fo:text-indent="0cm" style:auto-text-indent="false">
        <style:tab-stops>
          <style:tab-stop style:position="1.229cm"/>
        </style:tab-stops>
      </style:paragraph-properties>
      <style:text-properties officeooo:paragraph-rsid="000e175b"/>
    </style:style>
    <style:style style:name="P20" style:family="paragraph" style:parent-style-name="Standard" style:master-page-name="Standard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1" style:family="paragraph" style:parent-style-name="Standard" style:master-page-name="Converted1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2" style:family="paragraph" style:parent-style-name="Standard" style:master-page-name="Converted2">
      <style:paragraph-properties fo:margin-left="5.33cm" fo:margin-right="0cm" fo:margin-top="0.09cm" fo:margin-bottom="0cm" style:contextual-spacing="false" fo:text-align="start" style:justify-single-word="false" fo:text-indent="0cm" style:auto-text-indent="false" style:page-number="auto">
        <style:tab-stops>
          <style:tab-stop style:position="9.753cm"/>
        </style:tab-stops>
      </style:paragraph-properties>
    </style:style>
    <style:style style:name="P23" style:family="paragraph" style:parent-style-name="Standard">
      <style:paragraph-properties fo:margin-left="1.162cm" fo:margin-right="0cm" fo:margin-top="0.005cm" fo:margin-bottom="0cm" style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1.162cm" fo:margin-right="0cm" fo:margin-top="0.467cm" fo:margin-bottom="0cm" style:contextual-spacing="false" fo:text-align="start" style:justify-single-word="false" fo:text-indent="0cm" style:auto-text-indent="false" fo:break-before="column"/>
    </style:style>
    <style:style style:name="P25" style:family="paragraph" style:parent-style-name="Standard">
      <style:paragraph-properties fo:margin-left="1.021cm" fo:margin-right="0cm" fo:margin-top="0.002cm" fo:margin-bottom="0cm" style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.143cm" fo:margin-right="0cm" fo:margin-top="0.36cm" fo:margin-bottom="0cm" style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3.39cm" fo:margin-right="0cm" fo:margin-top="0.127cm" fo:margin-bottom="0cm" style:contextual-spacing="false" fo:text-align="start" style:justify-single-word="false" fo:text-indent="0cm" style:auto-text-indent="false" fo:break-before="column">
        <style:tab-stops>
          <style:tab-stop style:position="6.569cm"/>
        </style:tab-stops>
      </style:paragraph-properties>
    </style:style>
    <style:style style:name="P28" style:family="paragraph" style:parent-style-name="Standard">
      <style:paragraph-properties fo:margin-left="6.325cm" fo:margin-right="0cm" fo:margin-top="0.152cm" fo:margin-bottom="0cm" style:contextual-spacing="false" fo:text-align="start" style:justify-single-word="false" fo:text-indent="0cm" style:auto-text-indent="false"/>
    </style:style>
    <style:style style:name="P29" style:family="paragraph" style:parent-style-name="Standard">
      <style:paragraph-properties fo:margin-left="0.445cm" fo:margin-right="0cm" fo:margin-top="0.183cm" fo:margin-bottom="0cm" style:contextual-spacing="false" fo:text-align="start" style:justify-single-word="false" fo:text-indent="0cm" style:auto-text-indent="false" fo:break-before="column">
        <style:tab-stops>
          <style:tab-stop style:position="1.951cm"/>
        </style:tab-stops>
      </style:paragraph-properties>
    </style:style>
    <style:style style:name="P30" style:family="paragraph" style:parent-style-name="Standard">
      <style:paragraph-properties fo:margin-left="0.476cm" fo:margin-right="0cm" fo:margin-top="0.183cm" fo:margin-bottom="0cm" style:contextual-spacing="false" fo:text-align="start" style:justify-single-word="false" fo:text-indent="0cm" style:auto-text-indent="false" fo:break-before="column">
        <style:tab-stops>
          <style:tab-stop style:position="5.951cm"/>
        </style:tab-stops>
      </style:paragraph-properties>
    </style:style>
    <style:style style:name="P31" style:family="paragraph" style:parent-style-name="Standard">
      <style:paragraph-properties fo:margin-left="1.288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6.738cm"/>
        </style:tab-stops>
      </style:paragraph-properties>
    </style:style>
    <style:style style:name="P32" style:family="paragraph" style:parent-style-name="Standard">
      <style:paragraph-properties fo:margin-left="0.023cm" fo:margin-right="0cm" fo:margin-top="0.469cm" fo:margin-bottom="0cm" style:contextual-spacing="false" fo:text-align="start" style:justify-single-word="false" fo:text-indent="0cm" style:auto-text-indent="false" fo:break-before="column"/>
    </style:style>
    <style:style style:name="P33" style:family="paragraph" style:parent-style-name="Standard">
      <style:paragraph-properties fo:margin-left="0cm" fo:margin-right="1.561cm" fo:margin-top="0.127cm" fo:margin-bottom="0cm" style:contextual-spacing="false" fo:text-align="end" style:justify-single-word="false" fo:text-indent="0cm" style:auto-text-indent="false" fo:break-before="column">
        <style:tab-stops>
          <style:tab-stop style:position="3.276cm"/>
        </style:tab-stops>
      </style:paragraph-properties>
    </style:style>
    <style:style style:name="P34" style:family="paragraph" style:parent-style-name="Standard">
      <style:paragraph-properties fo:margin-left="0cm" fo:margin-right="1.482cm" fo:margin-top="0.152cm" fo:margin-bottom="0cm" style:contextual-spacing="false" fo:text-align="end" style:justify-single-word="false" fo:text-indent="0cm" style:auto-text-indent="false"/>
    </style:style>
    <style:style style:name="P35" style:family="paragraph" style:parent-style-name="Standard">
      <style:paragraph-properties fo:margin-left="0cm" fo:margin-right="0.101cm" fo:margin-top="0cm" fo:margin-bottom="0cm" style:contextual-spacing="false" fo:text-align="end" style:justify-single-word="false" fo:text-indent="0cm" style:auto-text-indent="false"/>
    </style:style>
    <style:style style:name="P36" style:family="paragraph" style:parent-style-name="Standard">
      <style:paragraph-properties fo:margin-top="0.034cm" fo:margin-bottom="0cm" style:contextual-spacing="false" fo:line-height="100%" fo:break-before="column"/>
      <style:text-properties fo:font-size="10pt" fo:background-color="transparent" style:font-size-asian="10pt" style:font-size-complex="10pt"/>
    </style:style>
    <style:style style:name="P37" style:family="paragraph" style:parent-style-name="Standard">
      <style:paragraph-properties fo:margin-left="1.106cm" fo:margin-right="1.51cm" fo:margin-top="0cm" fo:margin-bottom="0cm" style:contextual-spacing="false" fo:line-height="108%" fo:text-align="justify" style:justify-single-word="false" fo:text-indent="0cm" style:auto-text-indent="false"/>
    </style:style>
    <style:style style:name="P38" style:family="paragraph" style:parent-style-name="Standard">
      <style:paragraph-properties fo:margin-left="3.295cm" fo:margin-right="0cm" fo:margin-top="0.183cm" fo:margin-bottom="0cm" style:contextual-spacing="false" fo:line-height="0.353cm" fo:text-align="start" style:justify-single-word="false" fo:text-indent="0cm" style:auto-text-indent="false">
        <style:tab-stops>
          <style:tab-stop style:position="4.801cm"/>
          <style:tab-stop style:position="6.306cm"/>
        </style:tab-stops>
      </style:paragraph-properties>
    </style:style>
    <style:style style:name="P39" style:family="paragraph" style:parent-style-name="Standard">
      <style:paragraph-properties fo:margin-left="0.476cm" fo:margin-right="0cm" fo:margin-top="0.183cm" fo:margin-bottom="0cm" style:contextual-spacing="false" fo:line-height="0.353cm" fo:text-align="start" style:justify-single-word="false" fo:text-indent="0cm" style:auto-text-indent="false" fo:break-before="column">
        <style:tab-stops>
          <style:tab-stop style:position="5.951cm"/>
        </style:tab-stops>
      </style:paragraph-properties>
    </style:style>
    <style:style style:name="P40" style:family="paragraph" style:parent-style-name="Standard">
      <style:paragraph-properties fo:margin-left="0.504cm" fo:margin-right="0cm" fo:margin-top="0.123cm" fo:margin-bottom="0cm" style:contextual-spacing="false" fo:line-height="0.413cm" fo:text-align="center" style:justify-single-word="false" fo:text-indent="0cm" style:auto-text-indent="false" fo:break-before="column"/>
    </style:style>
    <style:style style:name="P41" style:family="paragraph" style:parent-style-name="Standard">
      <style:paragraph-properties fo:margin-left="0.023cm" fo:margin-right="0cm" fo:margin-top="0cm" fo:margin-bottom="0cm" style:contextual-spacing="false" fo:line-height="0.483cm" fo:text-align="start" style:justify-single-word="false" fo:text-indent="0cm" style:auto-text-indent="false" fo:break-before="column"/>
    </style:style>
    <style:style style:name="P42" style:family="paragraph" style:parent-style-name="Standard">
      <style:paragraph-properties fo:margin-left="3.295cm" fo:margin-right="0cm" fo:margin-top="0.183cm" fo:margin-bottom="0cm" style:contextual-spacing="false" fo:line-height="0.429cm" fo:text-align="start" style:justify-single-word="false" fo:text-indent="0cm" style:auto-text-indent="false"/>
    </style:style>
    <style:style style:name="P43" style:family="paragraph" style:parent-style-name="Standard">
      <style:paragraph-properties fo:margin-left="1.021cm" fo:margin-right="-0.007cm" fo:margin-top="0.123cm" fo:margin-bottom="0cm" style:contextual-spacing="false" fo:line-height="198%" fo:text-align="start" style:justify-single-word="false" fo:text-indent="0cm" style:auto-text-indent="false" fo:break-before="column"/>
    </style:style>
    <style:style style:name="P44" style:family="paragraph" style:parent-style-name="Text_20_body">
      <style:paragraph-properties fo:margin-top="0.046cm" fo:margin-bottom="0cm" style:contextual-spacing="false"/>
      <style:text-properties fo:background-color="transparent"/>
    </style:style>
    <style:style style:name="P45" style:family="paragraph" style:parent-style-name="Text_20_body">
      <style:paragraph-properties fo:margin-top="0.09cm" fo:margin-bottom="0cm" style:contextual-spacing="false"/>
      <style:text-properties fo:background-color="transparent"/>
    </style:style>
    <style:style style:name="P46" style:family="paragraph" style:parent-style-name="Text_20_body">
      <style:paragraph-properties fo:margin-top="0.093cm" fo:margin-bottom="0cm" style:contextual-spacing="false"/>
      <style:text-properties fo:background-color="transparent"/>
    </style:style>
    <style:style style:name="P47" style:family="paragraph" style:parent-style-name="Text_20_body">
      <style:paragraph-properties fo:margin-top="0.051cm" fo:margin-bottom="0cm" style:contextual-spacing="false"/>
      <style:text-properties fo:background-color="transparent"/>
    </style:style>
    <style:style style:name="P48" style:family="paragraph" style:parent-style-name="Text_20_body">
      <style:paragraph-properties fo:margin-top="0.044cm" fo:margin-bottom="0cm" style:contextual-spacing="false"/>
      <style:text-properties fo:background-color="transparent"/>
    </style:style>
    <style:style style:name="P49" style:family="paragraph" style:parent-style-name="Text_20_body">
      <style:paragraph-properties fo:margin-top="0.542cm" fo:margin-bottom="0cm" style:contextual-spacing="false"/>
      <style:text-properties fo:font-size="12pt" fo:background-color="transparent" style:font-size-asian="12pt" style:font-size-complex="12pt"/>
    </style:style>
    <style:style style:name="P50" style:family="paragraph" style:parent-style-name="Text_20_body">
      <style:text-properties fo:font-size="12pt" fo:background-color="transparent" style:font-size-asian="12pt" style:font-size-complex="12pt"/>
    </style:style>
    <style:style style:name="P51" style:family="paragraph" style:parent-style-name="Text_20_body">
      <style:paragraph-properties fo:margin-top="0.016cm" fo:margin-bottom="0cm" style:contextual-spacing="false"/>
      <style:text-properties fo:font-size="12pt" fo:background-color="transparent" style:font-size-asian="12pt" style:font-size-complex="12pt"/>
    </style:style>
    <style:style style:name="P52" style:family="paragraph" style:parent-style-name="Text_20_body">
      <style:paragraph-properties fo:margin-top="0.263cm" fo:margin-bottom="0cm" style:contextual-spacing="false"/>
      <style:text-properties fo:font-size="12pt" fo:background-color="transparent" style:font-size-asian="12pt" style:font-size-complex="12pt"/>
    </style:style>
    <style:style style:name="P53" style:family="paragraph" style:parent-style-name="Text_20_body">
      <style:paragraph-properties fo:margin-top="0.005cm" fo:margin-bottom="0cm" style:contextual-spacing="false"/>
      <style:text-properties fo:font-size="12pt" fo:background-color="transparent" style:font-size-asian="12pt" style:font-size-complex="12pt"/>
    </style:style>
    <style:style style:name="P54" style:family="paragraph" style:parent-style-name="Text_20_body">
      <style:paragraph-properties fo:margin-top="0.074cm" fo:margin-bottom="0cm" style:contextual-spacing="false"/>
      <style:text-properties fo:font-size="12pt" fo:background-color="transparent" style:font-size-asian="12pt" style:font-size-complex="12pt"/>
    </style:style>
    <style:style style:name="P55" style:family="paragraph" style:parent-style-name="Text_20_body">
      <style:paragraph-properties fo:margin-top="0.171cm" fo:margin-bottom="0cm" style:contextual-spacing="false"/>
      <style:text-properties fo:font-size="12pt" fo:background-color="transparent" style:font-size-asian="12pt" style:font-size-complex="12pt"/>
    </style:style>
    <style:style style:name="P56" style:family="paragraph" style:parent-style-name="Text_20_body">
      <style:paragraph-properties fo:margin-top="0.379cm" fo:margin-bottom="0cm" style:contextual-spacing="false"/>
      <style:text-properties fo:font-size="12pt" fo:background-color="transparent" style:font-size-asian="12pt" style:font-size-complex="12pt"/>
    </style:style>
    <style:style style:name="P57" style:family="paragraph" style:parent-style-name="Text_20_body">
      <style:paragraph-properties fo:margin-top="0.372cm" fo:margin-bottom="0cm" style:contextual-spacing="false"/>
      <style:text-properties fo:font-size="12pt" fo:background-color="transparent" style:font-size-asian="12pt" style:font-size-complex="12pt"/>
    </style:style>
    <style:style style:name="P58" style:family="paragraph" style:parent-style-name="Text_20_body">
      <style:paragraph-properties fo:margin-top="0.4cm" fo:margin-bottom="0cm" style:contextual-spacing="false"/>
      <style:text-properties fo:font-size="12pt" fo:background-color="transparent" style:font-size-asian="12pt" style:font-size-complex="12pt"/>
    </style:style>
    <style:style style:name="P59" style:family="paragraph" style:parent-style-name="Text_20_body">
      <style:paragraph-properties fo:margin-top="0.351cm" fo:margin-bottom="0cm" style:contextual-spacing="false"/>
      <style:text-properties fo:font-size="12pt" fo:background-color="transparent" style:font-size-asian="12pt" style:font-size-complex="12pt"/>
    </style:style>
    <style:style style:name="P60" style:family="paragraph" style:parent-style-name="Text_20_body">
      <style:paragraph-properties fo:margin-left="3.39cm" fo:margin-right="0cm" fo:text-indent="0cm" style:auto-text-indent="false"/>
    </style:style>
    <style:style style:name="P61" style:family="paragraph" style:parent-style-name="Text_20_body">
      <style:paragraph-properties fo:margin-left="3.39cm" fo:margin-right="0cm" fo:margin-top="0.002cm" fo:margin-bottom="0cm" style:contextual-spacing="false" fo:text-indent="0cm" style:auto-text-indent="false"/>
    </style:style>
    <style:style style:name="P62" style:family="paragraph" style:parent-style-name="Text_20_body">
      <style:paragraph-properties fo:margin-left="0cm" fo:margin-right="1.732cm" fo:margin-top="0.245cm" fo:margin-bottom="0cm" style:contextual-spacing="false" fo:text-align="end" style:justify-single-word="false" fo:text-indent="0cm" style:auto-text-indent="false"/>
    </style:style>
    <style:style style:name="P63" style:family="paragraph" style:parent-style-name="Text_20_body">
      <style:paragraph-properties fo:margin-left="0cm" fo:margin-right="8.192cm" fo:margin-top="0.048cm" fo:margin-bottom="0cm" style:contextual-spacing="false" fo:text-align="end" style:justify-single-word="false" fo:text-indent="0cm" style:auto-text-indent="false"/>
    </style:style>
    <style:style style:name="P64" style:family="paragraph" style:parent-style-name="Text_20_body">
      <style:paragraph-properties fo:line-height="5%"/>
      <style:text-properties fo:font-size="10pt" fo:background-color="transparent" style:font-size-asian="10pt" style:font-size-complex="10pt"/>
    </style:style>
    <style:style style:name="P65" style:family="paragraph" style:parent-style-name="Text_20_body">
      <style:paragraph-properties fo:margin-top="0.139cm" fo:margin-bottom="0cm" style:contextual-spacing="false"/>
      <style:text-properties fo:font-size="10pt" fo:background-color="transparent" style:font-size-asian="10pt" style:font-size-complex="10pt"/>
    </style:style>
    <style:style style:name="P66" style:family="paragraph" style:parent-style-name="Text_20_body">
      <style:paragraph-properties fo:margin-top="0.349cm" fo:margin-bottom="0cm" style:contextual-spacing="false"/>
      <style:text-properties fo:font-size="10pt" fo:background-color="transparent" style:font-size-asian="10pt" style:font-size-complex="10pt"/>
    </style:style>
    <style:style style:name="P67" style:family="paragraph" style:parent-style-name="Text_20_body">
      <style:text-properties fo:font-size="10pt" fo:background-color="transparent" style:font-size-asian="10pt" style:font-size-complex="10pt"/>
    </style:style>
    <style:style style:name="P68" style:family="paragraph" style:parent-style-name="Text_20_body">
      <style:paragraph-properties fo:margin-top="0.21cm" fo:margin-bottom="0cm" style:contextual-spacing="false"/>
      <style:text-properties fo:font-size="10pt" fo:background-color="transparent" style:font-size-asian="10pt" style:font-size-complex="10pt"/>
    </style:style>
    <style:style style:name="P69" style:family="paragraph" style:parent-style-name="Text_20_body">
      <style:paragraph-properties fo:margin-left="3.39cm" fo:margin-right="9.146cm" fo:margin-top="0.116cm" fo:margin-bottom="0cm" style:contextual-spacing="false" fo:line-height="123%" fo:text-indent="0.346cm" style:auto-text-indent="false"/>
    </style:style>
    <style:style style:name="P70" style:family="paragraph" style:parent-style-name="Text_20_body">
      <style:paragraph-properties fo:margin-left="3.762cm" fo:margin-right="0cm" fo:margin-top="0.007cm" fo:margin-bottom="0cm" style:contextual-spacing="false" fo:text-indent="0cm" style:auto-text-indent="false"/>
    </style:style>
    <style:style style:name="P71" style:family="paragraph" style:parent-style-name="Text_20_body">
      <style:paragraph-properties fo:margin-left="0.206cm" fo:margin-right="0cm" fo:margin-top="0.118cm" fo:margin-bottom="0cm" style:contextual-spacing="false" fo:text-indent="0cm" style:auto-text-indent="false" fo:break-before="column"/>
    </style:style>
    <style:style style:name="P72" style:family="paragraph" style:parent-style-name="Text_20_body">
      <style:paragraph-properties fo:margin-left="0.206cm" fo:margin-right="0cm" fo:text-indent="0cm" style:auto-text-indent="false"/>
    </style:style>
    <style:style style:name="P73" style:family="paragraph" style:parent-style-name="Text_20_body">
      <style:paragraph-properties fo:margin-left="0.206cm" fo:margin-right="0cm" fo:margin-top="0.002cm" fo:margin-bottom="0cm" style:contextual-spacing="false" fo:text-indent="0cm" style:auto-text-indent="false"/>
    </style:style>
    <style:style style:name="P74" style:family="paragraph" style:parent-style-name="Text_20_body">
      <style:paragraph-properties fo:margin-left="0.206cm" fo:margin-right="0cm" fo:margin-top="0.03cm" fo:margin-bottom="0cm" style:contextual-spacing="false" fo:text-indent="0cm" style:auto-text-indent="false"/>
    </style:style>
    <style:style style:name="P75" style:family="paragraph" style:parent-style-name="Text_20_body">
      <style:paragraph-properties fo:margin-left="1.709cm" fo:margin-right="0cm" fo:margin-top="0.12cm" fo:margin-bottom="0cm" style:contextual-spacing="false" fo:text-indent="0cm" style:auto-text-indent="false">
        <style:tab-stops>
          <style:tab-stop style:position="5.184cm"/>
        </style:tab-stops>
      </style:paragraph-properties>
    </style:style>
    <style:style style:name="P76" style:family="paragraph" style:parent-style-name="Text_20_body">
      <style:paragraph-properties fo:margin-left="0.206cm" fo:margin-right="7.315cm" fo:margin-top="0.049cm" fo:margin-bottom="0cm" style:contextual-spacing="false" fo:line-height="110%" fo:text-indent="1.503cm" style:auto-text-indent="false"/>
    </style:style>
    <style:style style:name="P77" style:family="paragraph" style:parent-style-name="Text_20_body">
      <style:paragraph-properties fo:margin-left="1.759cm" fo:margin-right="7.315cm" fo:line-height="110%" fo:text-indent="0cm" style:auto-text-indent="false"/>
    </style:style>
    <style:style style:name="P78" style:family="paragraph" style:parent-style-name="Text_20_body">
      <style:paragraph-properties fo:margin-left="1.332cm" fo:margin-right="4.457cm" fo:margin-top="0.048cm" fo:margin-bottom="0cm" style:contextual-spacing="false" fo:line-height="110%" fo:text-indent="0cm" style:auto-text-indent="false"/>
    </style:style>
    <style:style style:name="P79" style:family="paragraph" style:parent-style-name="Text_20_body">
      <style:paragraph-properties fo:margin-left="1.321cm" fo:margin-right="6.033cm" fo:margin-top="0.048cm" fo:margin-bottom="0cm" style:contextual-spacing="false" fo:line-height="110%" fo:text-indent="0cm" style:auto-text-indent="false"/>
    </style:style>
    <style:style style:name="P80" style:family="paragraph" style:parent-style-name="Text_20_body">
      <style:paragraph-properties fo:margin-left="1.321cm" fo:margin-right="3.487cm" fo:margin-top="0.048cm" fo:margin-bottom="0cm" style:contextual-spacing="false" fo:line-height="110%" fo:text-indent="0cm" style:auto-text-indent="false"/>
    </style:style>
    <style:style style:name="P81" style:family="paragraph" style:parent-style-name="Text_20_body">
      <style:paragraph-properties fo:margin-left="1.42cm" fo:margin-right="4.367cm" fo:margin-top="0.048cm" fo:margin-bottom="0cm" style:contextual-spacing="false" fo:line-height="110%" fo:text-indent="0.176cm" style:auto-text-indent="false"/>
    </style:style>
    <style:style style:name="P82" style:family="paragraph" style:parent-style-name="Text_20_body">
      <style:paragraph-properties fo:margin-left="0.935cm" fo:margin-right="3.487cm" fo:margin-top="0.048cm" fo:margin-bottom="0cm" style:contextual-spacing="false" fo:line-height="110%" fo:text-indent="0.346cm" style:auto-text-indent="false" fo:break-before="column"/>
    </style:style>
    <style:style style:name="P83" style:family="paragraph" style:parent-style-name="Text_20_body">
      <style:paragraph-properties fo:margin-left="0.554cm" fo:margin-right="15.325cm" fo:line-height="110%" fo:text-indent="-0.347cm" style:auto-text-indent="false"/>
    </style:style>
    <style:style style:name="P84" style:family="paragraph" style:parent-style-name="Text_20_body">
      <style:paragraph-properties fo:margin-left="0.554cm" fo:margin-right="11.837cm" fo:line-height="110%" fo:text-indent="-0.347cm" style:auto-text-indent="false"/>
    </style:style>
    <style:style style:name="P85" style:family="paragraph" style:parent-style-name="Text_20_body">
      <style:paragraph-properties fo:margin-left="0.206cm" fo:margin-right="13.984cm" fo:margin-top="0.048cm" fo:margin-bottom="0cm" style:contextual-spacing="false" fo:line-height="110%" fo:text-indent="1.503cm" style:auto-text-indent="false"/>
      <style:text-properties officeooo:paragraph-rsid="000c6d3d"/>
    </style:style>
    <style:style style:name="P86" style:family="paragraph" style:parent-style-name="Text_20_body">
      <style:paragraph-properties fo:margin-left="0.206cm" fo:margin-right="11.361cm" fo:margin-top="0.048cm" fo:margin-bottom="0cm" style:contextual-spacing="false" fo:line-height="110%" fo:text-indent="0.744cm" style:auto-text-indent="false"/>
      <style:text-properties officeooo:paragraph-rsid="000e175b"/>
    </style:style>
    <style:style style:name="P87" style:family="paragraph" style:parent-style-name="Text_20_body">
      <style:paragraph-properties fo:margin-left="0.951cm" fo:margin-right="4.23cm" fo:line-height="110%" fo:text-indent="-0.374cm" style:auto-text-indent="false"/>
      <style:text-properties officeooo:paragraph-rsid="000e175b"/>
    </style:style>
    <style:style style:name="P88" style:family="paragraph" style:parent-style-name="Text_20_body">
      <style:paragraph-properties fo:margin-left="1.709cm" fo:margin-right="0cm" fo:line-height="0.48cm" fo:text-indent="0cm" style:auto-text-indent="false"/>
    </style:style>
    <style:style style:name="P89" style:family="paragraph" style:parent-style-name="Text_20_body">
      <style:paragraph-properties fo:margin-left="0.206cm" fo:margin-right="0cm" fo:line-height="0.48cm" fo:text-indent="0cm" style:auto-text-indent="false"/>
    </style:style>
    <style:style style:name="P90" style:family="paragraph" style:parent-style-name="Text_20_body">
      <style:paragraph-properties fo:margin-left="1.321cm" fo:margin-right="0cm" fo:line-height="0.48cm" fo:text-indent="0cm" style:auto-text-indent="false"/>
    </style:style>
    <style:style style:name="P91" style:family="paragraph" style:parent-style-name="Text_20_body">
      <style:paragraph-properties fo:margin-left="0.975cm" fo:margin-right="0cm" fo:line-height="0.48cm" fo:text-indent="0cm" style:auto-text-indent="false"/>
      <style:text-properties officeooo:paragraph-rsid="000e175b"/>
    </style:style>
    <style:style style:name="P92" style:family="paragraph" style:parent-style-name="Text_20_body">
      <style:paragraph-properties fo:margin-left="1.709cm" fo:margin-right="0cm" fo:margin-top="0.048cm" fo:margin-bottom="0cm" style:contextual-spacing="false" fo:text-indent="0cm" style:auto-text-indent="false"/>
    </style:style>
    <style:style style:name="P93" style:family="paragraph" style:parent-style-name="Text_20_body">
      <style:paragraph-properties fo:margin-left="1.136cm" fo:margin-right="3.487cm" fo:line-height="104%" fo:text-indent="0.014cm" style:auto-text-indent="false"/>
    </style:style>
    <style:style style:name="P94" style:family="paragraph" style:parent-style-name="Text_20_body">
      <style:paragraph-properties fo:margin-left="1.695cm" fo:margin-right="3.51cm" fo:line-height="104%" fo:text-align="justify" style:justify-single-word="false" fo:text-indent="0cm" style:auto-text-indent="false"/>
    </style:style>
    <style:style style:name="P95" style:family="paragraph" style:parent-style-name="Text_20_body">
      <style:paragraph-properties fo:margin-left="1.321cm" fo:margin-right="3.512cm" fo:margin-top="0.026cm" fo:margin-bottom="0cm" style:contextual-spacing="false" fo:line-height="104%" fo:text-align="justify" style:justify-single-word="false" fo:text-indent="0cm" style:auto-text-indent="false"/>
    </style:style>
    <style:style style:name="P96" style:family="paragraph" style:parent-style-name="Text_20_body">
      <style:paragraph-properties fo:margin-left="1.321cm" fo:margin-right="12.268cm" fo:line-height="104%" fo:text-indent="-1.117cm" style:auto-text-indent="false"/>
      <style:text-properties officeooo:paragraph-rsid="000c6d3d"/>
    </style:style>
    <style:style style:name="P97" style:family="paragraph" style:parent-style-name="Text_20_body">
      <style:paragraph-properties fo:margin-left="0.975cm" fo:margin-right="1.782cm" fo:margin-top="0.026cm" fo:margin-bottom="0cm" style:contextual-spacing="false" fo:line-height="104%" fo:text-indent="0cm" style:auto-text-indent="false"/>
      <style:text-properties officeooo:paragraph-rsid="000e175b"/>
    </style:style>
    <style:style style:name="P98" style:family="paragraph" style:parent-style-name="Text_20_body">
      <style:paragraph-properties fo:margin-left="1.716cm" fo:margin-right="0cm" fo:margin-top="0.012cm" fo:margin-bottom="0cm" style:contextual-spacing="false" fo:text-indent="0cm" style:auto-text-indent="false"/>
    </style:style>
    <style:style style:name="P99" style:family="paragraph" style:parent-style-name="Text_20_body">
      <style:paragraph-properties fo:margin-left="1.716cm" fo:margin-right="0cm" fo:margin-top="0.005cm" fo:margin-bottom="0cm" style:contextual-spacing="false" fo:text-indent="0cm" style:auto-text-indent="false"/>
    </style:style>
    <style:style style:name="P100" style:family="paragraph" style:parent-style-name="Text_20_body">
      <style:paragraph-properties fo:margin-left="1.251cm" fo:margin-right="0cm" fo:margin-top="0.048cm" fo:margin-bottom="0cm" style:contextual-spacing="false" fo:text-indent="0cm" style:auto-text-indent="false"/>
    </style:style>
    <style:style style:name="P101" style:family="paragraph" style:parent-style-name="Text_20_body">
      <style:paragraph-properties fo:margin-top="0.021cm" fo:margin-bottom="0cm" style:contextual-spacing="false"/>
      <style:text-properties fo:font-size="6.5pt" fo:background-color="transparent" style:font-size-asian="6.5pt" style:font-size-complex="6.5pt"/>
    </style:style>
    <style:style style:name="P102" style:family="paragraph" style:parent-style-name="Text_20_body">
      <style:paragraph-properties fo:margin-left="0.374cm" fo:margin-right="0cm" fo:margin-top="0.217cm" fo:margin-bottom="0cm" style:contextual-spacing="false" fo:text-indent="0cm" style:auto-text-indent="false" fo:break-before="column">
        <style:tab-stops>
          <style:tab-stop style:position="1.954cm"/>
          <style:tab-stop style:position="3.535cm"/>
        </style:tab-stops>
      </style:paragraph-properties>
    </style:style>
    <style:style style:name="P103" style:family="paragraph" style:parent-style-name="Text_20_body">
      <style:paragraph-properties fo:margin-left="1.162cm" fo:margin-right="0cm" fo:margin-top="0.353cm" fo:margin-bottom="0cm" style:contextual-spacing="false" fo:text-indent="0cm" style:auto-text-indent="false" fo:break-before="column"/>
    </style:style>
    <style:style style:name="P104" style:family="paragraph" style:parent-style-name="Text_20_body">
      <style:paragraph-properties fo:margin-left="6.1cm" fo:margin-right="0cm" fo:margin-top="0.245cm" fo:margin-bottom="0cm" style:contextual-spacing="false" fo:text-indent="0cm" style:auto-text-indent="false"/>
    </style:style>
    <style:style style:name="P105" style:family="paragraph" style:parent-style-name="Text_20_body">
      <style:paragraph-properties fo:margin-left="0.206cm" fo:margin-right="0cm" fo:line-height="0.464cm" fo:text-indent="0cm" style:auto-text-indent="false"/>
    </style:style>
    <style:style style:name="P106" style:family="paragraph" style:parent-style-name="Text_20_body">
      <style:paragraph-properties fo:margin-left="0.579cm" fo:margin-right="0cm" fo:margin-top="0.048cm" fo:margin-bottom="0cm" style:contextual-spacing="false" fo:text-indent="0cm" style:auto-text-indent="false"/>
    </style:style>
    <style:style style:name="P107" style:family="paragraph" style:parent-style-name="Text_20_body">
      <style:paragraph-properties fo:margin-left="0.951cm" fo:margin-right="0cm" fo:margin-top="0.048cm" fo:margin-bottom="0cm" style:contextual-spacing="false" fo:text-indent="0cm" style:auto-text-indent="false"/>
    </style:style>
    <style:style style:name="P108" style:family="paragraph" style:parent-style-name="Text_20_body">
      <style:paragraph-properties fo:margin-left="0.951cm" fo:margin-right="0cm" fo:margin-top="0.048cm" fo:margin-bottom="0cm" style:contextual-spacing="false" fo:text-indent="0cm" style:auto-text-indent="false">
        <style:tab-stops>
          <style:tab-stop style:position="6.237cm"/>
        </style:tab-stops>
      </style:paragraph-properties>
    </style:style>
    <style:style style:name="P109" style:family="paragraph" style:parent-style-name="Text_20_body">
      <style:paragraph-properties fo:margin-left="1.136cm" fo:margin-right="0cm" fo:text-indent="0cm" style:auto-text-indent="false"/>
      <style:text-properties officeooo:paragraph-rsid="000c6d3d"/>
    </style:style>
    <style:style style:name="P110" style:family="paragraph">
      <loext:graphic-properties draw:fill="none"/>
      <style:paragraph-properties fo:text-align="center"/>
      <style:text-properties fo:font-size="11pt"/>
    </style:style>
    <style:style style:name="P111" style:family="paragraph">
      <loext:graphic-properties draw:fill="bitmap" draw:fill-image-name="msFillBitmap_20_3" style:repeat="stretch"/>
      <style:paragraph-properties fo:text-align="center"/>
      <style:text-properties fo:font-size="11pt"/>
    </style:style>
    <style:style style:name="P112" style:family="paragraph">
      <loext:graphic-properties draw:fill="solid" draw:fill-color="#000000"/>
      <style:paragraph-properties fo:text-align="center"/>
      <style:text-properties fo:font-size="11pt"/>
    </style:style>
    <style:style style:name="P113" style:family="paragraph">
      <loext:graphic-properties draw:fill="none"/>
      <style:paragraph-properties fo:text-align="center"/>
    </style:style>
    <style:style style:name="P114" style:family="paragraph">
      <loext:graphic-properties draw:fill="bitmap" draw:fill-image-name="msFillBitmap_20_1" style:repeat="stretch"/>
      <style:paragraph-properties fo:text-align="center"/>
      <style:text-properties fo:font-size="11pt"/>
    </style:style>
    <style:style style:name="P115" style:family="paragraph">
      <loext:graphic-properties draw:fill="bitmap" draw:fill-image-name="msFillBitmap_20_2" style:repeat="stretch"/>
      <style:paragraph-properties fo:text-align="center"/>
      <style:text-properties fo:font-size="11pt"/>
    </style:style>
    <style:style style:name="P116" style:family="paragraph">
      <loext:graphic-properties draw:fill="bitmap" draw:fill-image-name="msFillBitmap_20_2_20_-1" style:repeat="stretch"/>
      <style:paragraph-properties fo:text-align="center"/>
      <style:text-properties fo:font-size="11pt"/>
    </style:style>
    <style:style style:name="P117" style:family="paragraph">
      <loext:graphic-properties draw:fill="bitmap" draw:fill-image-name="msFillBitmap_20_1_20_-1" style:repeat="stretch"/>
      <style:paragraph-properties fo:text-align="center"/>
      <style:text-properties fo:font-size="11pt"/>
    </style:style>
    <style:style style:name="T1" style:family="text">
      <style:text-properties fo:font-size="12pt" fo:letter-spacing="-0.018cm" fo:background-color="transparent" loext:char-shading-value="0" style:font-size-asian="12pt" style:font-size-complex="12pt"/>
    </style:style>
    <style:style style:name="T2" style:family="text">
      <style:text-properties fo:font-size="12pt" fo:background-color="transparent" loext:char-shading-value="0" style:font-size-asian="12pt" style:font-size-complex="12pt"/>
    </style:style>
    <style:style style:name="T3" style:family="text">
      <style:text-properties fo:font-size="12pt" fo:letter-spacing="-0.005cm" fo:background-color="transparent" loext:char-shading-value="0" style:font-size-asian="12pt" style:font-size-complex="12pt"/>
    </style:style>
    <style:style style:name="T4" style:family="text">
      <style:text-properties fo:font-size="12pt" fo:letter-spacing="-0.009cm" fo:background-color="transparent" loext:char-shading-value="0" style:font-size-asian="12pt" style:font-size-complex="12pt"/>
    </style:style>
    <style:style style:name="T5" style:family="text">
      <style:text-properties style:text-position="-4% 100%" fo:font-size="12pt" fo:letter-spacing="-0.018cm" fo:background-color="transparent" loext:char-shading-value="0" style:font-size-asian="12pt" style:font-size-complex="12pt"/>
    </style:style>
    <style:style style:name="T6" style:family="text">
      <style:text-properties fo:letter-spacing="-0.028cm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style:text-position="5% 100%" fo:font-size="10.5pt" fo:background-color="transparent" loext:char-shading-value="0" style:font-size-asian="10.5pt" style:font-size-complex="10.5pt"/>
    </style:style>
    <style:style style:name="T9" style:family="text">
      <style:text-properties fo:font-size="10.5pt" fo:background-color="transparent" loext:char-shading-value="0" style:font-size-asian="10.5pt" style:font-size-complex="10.5pt"/>
    </style:style>
    <style:style style:name="T10" style:family="text">
      <style:text-properties fo:font-size="10.5pt" fo:letter-spacing="0.071cm" fo:background-color="transparent" loext:char-shading-value="0" style:font-size-asian="10.5pt" style:font-size-complex="10.5pt"/>
    </style:style>
    <style:style style:name="T11" style:family="text">
      <style:text-properties fo:font-size="10.5pt" fo:letter-spacing="-0.018cm" fo:background-color="transparent" loext:char-shading-value="0" style:font-size-asian="10.5pt" style:font-size-complex="10.5pt"/>
    </style:style>
    <style:style style:name="T12" style:family="text">
      <style:text-properties fo:font-size="10.5pt" fo:letter-spacing="-0.028cm" fo:background-color="transparent" loext:char-shading-value="0" style:font-size-asian="10.5pt" style:font-size-complex="10.5pt"/>
    </style:style>
    <style:style style:name="T13" style:family="text">
      <style:text-properties fo:font-size="10.5pt" fo:letter-spacing="-0.034cm" fo:background-color="transparent" loext:char-shading-value="0" style:font-size-asian="10.5pt" style:font-size-complex="10.5pt"/>
    </style:style>
    <style:style style:name="T14" style:family="text">
      <style:text-properties fo:font-size="10.5pt" fo:letter-spacing="-0.032cm" fo:background-color="transparent" loext:char-shading-value="0" style:font-size-asian="10.5pt" style:font-size-complex="10.5pt"/>
    </style:style>
    <style:style style:name="T15" style:family="text">
      <style:text-properties fo:font-size="10.5pt" fo:letter-spacing="-0.004cm" fo:background-color="transparent" loext:char-shading-value="0" style:font-size-asian="10.5pt" style:font-size-complex="10.5pt"/>
    </style:style>
    <style:style style:name="T16" style:family="text">
      <style:text-properties fo:font-size="10.5pt" fo:letter-spacing="-0.037cm" fo:background-color="transparent" loext:char-shading-value="0" style:font-size-asian="10.5pt" style:font-size-complex="10.5pt"/>
    </style:style>
    <style:style style:name="T17" style:family="text">
      <style:text-properties fo:font-size="10.5pt" fo:letter-spacing="-0.011cm" fo:background-color="transparent" loext:char-shading-value="0" style:font-size-asian="10.5pt" style:font-size-complex="10.5pt"/>
    </style:style>
    <style:style style:name="T18" style:family="text">
      <style:text-properties fo:font-size="10.5pt" fo:letter-spacing="-0.085cm" fo:background-color="transparent" loext:char-shading-value="0" style:font-size-asian="10.5pt" style:font-size-complex="10.5pt"/>
    </style:style>
    <style:style style:name="T19" style:family="text">
      <style:text-properties fo:font-size="10.5pt" fo:letter-spacing="-0.081cm" fo:background-color="transparent" loext:char-shading-value="0" style:font-size-asian="10.5pt" style:font-size-complex="10.5pt"/>
    </style:style>
    <style:style style:name="T20" style:family="text">
      <style:text-properties fo:font-size="10.5pt" fo:letter-spacing="-0.06cm" fo:background-color="transparent" loext:char-shading-value="0" style:font-size-asian="10.5pt" style:font-size-complex="10.5pt"/>
    </style:style>
    <style:style style:name="T21" style:family="text">
      <style:text-properties fo:font-size="10.5pt" fo:letter-spacing="-0.025cm" fo:background-color="transparent" loext:char-shading-value="0" style:font-size-asian="10.5pt" style:font-size-complex="10.5pt"/>
    </style:style>
    <style:style style:name="T22" style:family="text">
      <style:text-properties fo:font-size="10.5pt" fo:letter-spacing="-0.03cm" fo:background-color="transparent" loext:char-shading-value="0" style:font-size-asian="10.5pt" style:font-size-complex="10.5pt"/>
    </style:style>
    <style:style style:name="T23" style:family="text">
      <style:text-properties fo:font-size="10.5pt" fo:letter-spacing="-0.062cm" fo:background-color="transparent" loext:char-shading-value="0" style:font-size-asian="10.5pt" style:font-size-complex="10.5pt"/>
    </style:style>
    <style:style style:name="T24" style:family="text">
      <style:text-properties fo:font-size="10.5pt" fo:letter-spacing="-0.064cm" fo:background-color="transparent" loext:char-shading-value="0" style:font-size-asian="10.5pt" style:font-size-complex="10.5pt"/>
    </style:style>
    <style:style style:name="T25" style:family="text">
      <style:text-properties fo:font-size="10.5pt" fo:letter-spacing="-0.009cm" fo:background-color="transparent" loext:char-shading-value="0" style:font-size-asian="10.5pt" style:font-size-complex="10.5pt"/>
    </style:style>
    <style:style style:name="T26" style:family="text">
      <style:text-properties fo:font-size="10.5pt" fo:letter-spacing="-0.007cm" fo:background-color="transparent" loext:char-shading-value="0" style:font-size-asian="10.5pt" style:font-size-complex="10.5pt"/>
    </style:style>
    <style:style style:name="T27" style:family="text">
      <style:text-properties fo:font-size="10.5pt" fo:letter-spacing="-0.09cm" fo:background-color="transparent" loext:char-shading-value="0" style:font-size-asian="10.5pt" style:font-size-complex="10.5pt"/>
    </style:style>
    <style:style style:name="T28" style:family="text">
      <style:text-properties fo:font-size="10.5pt" fo:letter-spacing="-0.088cm" fo:background-color="transparent" loext:char-shading-value="0" style:font-size-asian="10.5pt" style:font-size-complex="10.5pt"/>
    </style:style>
    <style:style style:name="T29" style:family="text">
      <style:text-properties fo:font-size="10.5pt" fo:letter-spacing="-0.092cm" fo:background-color="transparent" loext:char-shading-value="0" style:font-size-asian="10.5pt" style:font-size-complex="10.5pt"/>
    </style:style>
    <style:style style:name="T30" style:family="text">
      <style:text-properties fo:font-size="11pt" fo:background-color="transparent" loext:char-shading-value="0" style:font-size-asian="11pt" style:font-size-complex="11pt"/>
    </style:style>
    <style:style style:name="T31" style:family="text">
      <style:text-properties fo:font-size="11pt" fo:background-color="transparent" loext:char-shading-value="0" style:font-size-asian="11pt" style:font-size-complex="11pt" style:text-scale="85%"/>
    </style:style>
    <style:style style:name="T32" style:family="text">
      <style:text-properties fo:font-size="11pt" fo:letter-spacing="0.108cm" fo:background-color="transparent" loext:char-shading-value="0" style:font-size-asian="11pt" style:font-size-complex="11pt" style:text-scale="150%"/>
    </style:style>
    <style:style style:name="T33" style:family="text">
      <style:text-properties fo:font-size="11pt" fo:letter-spacing="-0.018cm" fo:background-color="transparent" loext:char-shading-value="0" style:font-size-asian="11pt" style:font-size-complex="11pt"/>
    </style:style>
    <style:style style:name="T34" style:family="text">
      <style:text-properties fo:font-size="11pt" fo:letter-spacing="0.007cm" fo:background-color="transparent" loext:char-shading-value="0" style:font-size-asian="11pt" style:font-size-complex="11pt"/>
    </style:style>
    <style:style style:name="T35" style:family="text">
      <style:text-properties fo:font-size="11pt" fo:letter-spacing="0.005cm" fo:background-color="transparent" loext:char-shading-value="0" style:font-size-asian="11pt" style:font-size-complex="11pt"/>
    </style:style>
    <style:style style:name="T36" style:family="text">
      <style:text-properties fo:font-size="11pt" fo:letter-spacing="-0.009cm" fo:background-color="transparent" loext:char-shading-value="0" style:font-size-asian="11pt" style:font-size-complex="11pt" style:text-scale="85%"/>
    </style:style>
    <style:style style:name="T37" style:family="text">
      <style:text-properties fo:font-size="11pt" fo:letter-spacing="-0.004cm" fo:background-color="transparent" loext:char-shading-value="0" style:font-size-asian="11pt" style:font-size-complex="11pt"/>
    </style:style>
    <style:style style:name="T38" style:family="text">
      <style:text-properties fo:letter-spacing="-0.035cm" fo:background-color="transparent" loext:char-shading-value="0"/>
    </style:style>
    <style:style style:name="T39" style:family="text">
      <style:text-properties fo:letter-spacing="-0.004cm" fo:background-color="transparent" loext:char-shading-value="0"/>
    </style:style>
    <style:style style:name="T40" style:family="text">
      <style:text-properties fo:letter-spacing="-0.048cm" fo:background-color="transparent" loext:char-shading-value="0"/>
    </style:style>
    <style:style style:name="T41" style:family="text">
      <style:text-properties fo:font-size="14pt" fo:letter-spacing="-0.004cm" fo:background-color="transparent" loext:char-shading-value="0" style:font-size-asian="14pt" style:font-size-complex="14pt"/>
    </style:style>
    <style:style style:name="T42" style:family="text">
      <style:text-properties fo:font-size="14pt" fo:background-color="transparent" loext:char-shading-value="0" style:font-size-asian="14pt" style:font-size-complex="14pt"/>
    </style:style>
    <style:style style:name="T43" style:family="text">
      <style:text-properties style:font-name="MS PGothic" fo:font-size="6pt" fo:letter-spacing="-0.004cm" fo:background-color="transparent" loext:char-shading-value="0" style:font-name-asian="MS PGothic1" style:font-size-asian="6pt" style:font-size-complex="6pt"/>
    </style:style>
    <style:style style:name="T44" style:family="text">
      <style:text-properties style:font-name="MS PGothic" fo:font-size="6pt" fo:background-color="transparent" loext:char-shading-value="0" style:font-name-asian="MS PGothic1" style:font-size-asian="6pt" style:font-size-complex="6pt"/>
    </style:style>
    <style:style style:name="T45" style:family="text">
      <style:text-properties style:font-name="MS PGothic" fo:letter-spacing="0.018cm" fo:background-color="transparent" loext:char-shading-value="0" style:font-name-asian="MS PGothic1"/>
    </style:style>
    <style:style style:name="T46" style:family="text">
      <style:text-properties style:font-name="MS PGothic" fo:letter-spacing="-0.018cm" fo:background-color="transparent" loext:char-shading-value="0" style:font-name-asian="MS PGothic1"/>
    </style:style>
    <style:style style:name="T47" style:family="text">
      <style:text-properties style:font-name="MS PGothic" fo:background-color="transparent" loext:char-shading-value="0" style:font-name-asian="MS PGothic1"/>
    </style:style>
    <style:style style:name="T48" style:family="text">
      <style:text-properties fo:letter-spacing="-0.021cm" fo:background-color="transparent" loext:char-shading-value="0"/>
    </style:style>
    <style:style style:name="T49" style:family="text">
      <style:text-properties fo:letter-spacing="-0.002cm" fo:background-color="transparent" loext:char-shading-value="0"/>
    </style:style>
    <style:style style:name="T50" style:family="text">
      <style:text-properties fo:letter-spacing="-0.011cm" fo:background-color="transparent" loext:char-shading-value="0"/>
    </style:style>
    <style:style style:name="T51" style:family="text">
      <style:text-properties fo:letter-spacing="-0.034cm" fo:background-color="transparent" loext:char-shading-value="0"/>
    </style:style>
    <style:style style:name="T52" style:family="text">
      <style:text-properties fo:letter-spacing="-0.03cm" fo:background-color="transparent" loext:char-shading-value="0"/>
    </style:style>
    <style:style style:name="T53" style:family="text">
      <style:text-properties fo:letter-spacing="0.023cm" fo:background-color="transparent" loext:char-shading-value="0"/>
    </style:style>
    <style:style style:name="T54" style:family="text">
      <style:text-properties fo:letter-spacing="-0.016cm" fo:background-color="transparent" loext:char-shading-value="0"/>
    </style:style>
    <style:style style:name="T55" style:family="text">
      <style:text-properties fo:letter-spacing="-0.018cm" fo:background-color="transparent" loext:char-shading-value="0"/>
    </style:style>
    <style:style style:name="T56" style:family="text">
      <style:text-properties fo:letter-spacing="-0.007cm" fo:background-color="transparent" loext:char-shading-value="0"/>
    </style:style>
    <style:style style:name="T57" style:family="text">
      <style:text-properties fo:letter-spacing="-0.111cm" fo:background-color="transparent" loext:char-shading-value="0"/>
    </style:style>
    <style:style style:name="T58" style:family="text">
      <style:text-properties fo:letter-spacing="0.012cm" fo:background-color="transparent" loext:char-shading-value="0"/>
    </style:style>
    <style:style style:name="T59" style:family="text">
      <style:text-properties fo:letter-spacing="-0.032cm" fo:background-color="transparent" loext:char-shading-value="0"/>
    </style:style>
    <style:style style:name="T60" style:family="text">
      <style:text-properties fo:letter-spacing="-0.037cm" fo:background-color="transparent" loext:char-shading-value="0"/>
    </style:style>
    <style:style style:name="T61" style:family="text">
      <style:text-properties fo:letter-spacing="-0.046cm" fo:background-color="transparent" loext:char-shading-value="0"/>
    </style:style>
    <style:style style:name="T62" style:family="text">
      <style:text-properties fo:letter-spacing="-0.049cm" fo:background-color="transparent" loext:char-shading-value="0"/>
    </style:style>
    <style:style style:name="T63" style:family="text">
      <style:text-properties fo:letter-spacing="-0.051cm" fo:background-color="transparent" loext:char-shading-value="0"/>
    </style:style>
    <style:style style:name="T64" style:family="text">
      <style:text-properties fo:letter-spacing="-0.009cm" fo:background-color="transparent" loext:char-shading-value="0"/>
    </style:style>
    <style:style style:name="T65" style:family="text">
      <style:text-properties fo:letter-spacing="-0.019cm" fo:background-color="transparent" loext:char-shading-value="0"/>
    </style:style>
    <style:style style:name="T66" style:family="text">
      <style:text-properties fo:letter-spacing="-0.025cm" fo:background-color="transparent" loext:char-shading-value="0"/>
    </style:style>
    <style:style style:name="T67" style:family="text">
      <style:text-properties fo:letter-spacing="-0.014cm" fo:background-color="transparent" loext:char-shading-value="0"/>
    </style:style>
    <style:style style:name="T68" style:family="text">
      <style:text-properties fo:letter-spacing="-0.092cm" fo:background-color="transparent" loext:char-shading-value="0"/>
    </style:style>
    <style:style style:name="T69" style:family="text">
      <style:text-properties fo:letter-spacing="-0.093cm" fo:background-color="transparent" loext:char-shading-value="0"/>
    </style:style>
    <style:style style:name="T70" style:family="text">
      <style:text-properties fo:letter-spacing="-0.026cm" fo:background-color="transparent" loext:char-shading-value="0"/>
    </style:style>
    <style:style style:name="T71" style:family="text">
      <style:text-properties fo:letter-spacing="-0.012cm" fo:background-color="transparent" loext:char-shading-value="0"/>
    </style:style>
    <style:style style:name="T72" style:family="text">
      <style:text-properties fo:letter-spacing="-0.039cm" fo:background-color="transparent" loext:char-shading-value="0"/>
    </style:style>
    <style:style style:name="T73" style:family="text">
      <style:text-properties fo:letter-spacing="-0.041cm" fo:background-color="transparent" loext:char-shading-value="0"/>
    </style:style>
    <style:style style:name="T74" style:family="text">
      <style:text-properties fo:font-size="10pt" fo:letter-spacing="-0.009cm" fo:background-color="transparent" loext:char-shading-value="0" style:font-size-asian="10pt" style:font-size-complex="10pt"/>
    </style:style>
    <style:style style:name="T75" style:family="text">
      <style:text-properties fo:font-size="10pt" fo:background-color="transparent" loext:char-shading-value="0" style:font-size-asian="10pt" style:font-size-complex="10pt"/>
    </style:style>
    <style:style style:name="T76" style:family="text">
      <style:text-properties fo:font-size="10pt" fo:letter-spacing="-0.007cm" fo:background-color="transparent" loext:char-shading-value="0" style:font-size-asian="10pt" style:font-size-complex="10pt"/>
    </style:style>
    <style:style style:name="T77" style:family="text">
      <style:text-properties fo:letter-spacing="-0.005cm" fo:background-color="transparent" loext:char-shading-value="0"/>
    </style:style>
    <style:style style:name="T78" style:family="text">
      <style:text-properties fo:letter-spacing="0.044cm" fo:background-color="transparent" loext:char-shading-value="0"/>
    </style:style>
    <style:style style:name="T79" style:family="text">
      <style:text-properties fo:letter-spacing="0.042cm" fo:background-color="transparent" loext:char-shading-value="0"/>
    </style:style>
    <style:style style:name="T80" style:family="text">
      <style:text-properties fo:letter-spacing="0.095cm" fo:background-color="transparent" loext:char-shading-value="0" style:text-scale="150%"/>
    </style:style>
    <style:style style:name="T81" style:family="text">
      <style:text-properties fo:letter-spacing="0.072cm" fo:background-color="transparent" loext:char-shading-value="0" style:text-scale="150%"/>
    </style:style>
    <style:style style:name="T82" style:family="text">
      <style:text-properties fo:letter-spacing="0.102cm" fo:background-color="transparent" loext:char-shading-value="0" style:text-scale="150%"/>
    </style:style>
    <style:style style:name="T83" style:family="text">
      <style:text-properties fo:letter-spacing="0.002cm" fo:background-color="transparent" loext:char-shading-value="0"/>
    </style:style>
    <style:style style:name="T84" style:family="text">
      <style:text-properties fo:letter-spacing="-0.09cm" fo:background-color="transparent" loext:char-shading-value="0"/>
    </style:style>
    <style:style style:name="T85" style:family="text">
      <style:text-properties fo:letter-spacing="-0.044cm" fo:background-color="transparent" loext:char-shading-value="0"/>
    </style:style>
    <style:style style:name="T86" style:family="text">
      <style:text-properties fo:letter-spacing="-0.042cm" fo:background-color="transparent" loext:char-shading-value="0"/>
    </style:style>
    <style:style style:name="T87" style:family="text">
      <style:text-properties fo:letter-spacing="-0.023cm" fo:background-color="transparent" loext:char-shading-value="0"/>
    </style:style>
    <style:style style:name="T88" style:family="text">
      <style:text-properties style:text-position="38% 100%" fo:font-size="10.5pt" fo:background-color="transparent" loext:char-shading-value="0" style:font-size-asian="10.5pt" style:font-size-complex="10.5pt"/>
    </style:style>
    <style:style style:name="T89" style:family="text">
      <style:text-properties style:text-position="38% 100%" fo:font-size="10.5pt" fo:letter-spacing="0.044cm" fo:background-color="transparent" loext:char-shading-value="0" style:font-size-asian="10.5pt" style:font-size-complex="10.5pt"/>
    </style:style>
    <style:style style:name="T90" style:family="text">
      <style:text-properties style:text-position="38% 100%" fo:font-size="10.5pt" fo:letter-spacing="0.042cm" fo:background-color="transparent" loext:char-shading-value="0" style:font-size-asian="10.5pt" style:font-size-complex="10.5pt"/>
    </style:style>
    <style:style style:name="T91" style:family="text">
      <style:text-properties style:text-position="38% 100%" fo:font-size="10.5pt" fo:letter-spacing="-0.007cm" fo:background-color="transparent" loext:char-shading-value="0" style:font-size-asian="10.5pt" style:font-size-complex="10.5pt"/>
    </style:style>
    <style:style style:name="T92" style:family="text">
      <style:text-properties style:font-name="MS Gothic" fo:font-size="10.5pt" fo:letter-spacing="-0.011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3" style:family="text">
      <style:text-properties style:font-name="MS Gothic" fo:font-size="10.5pt" fo:letter-spacing="-0.011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4" style:family="text">
      <style:text-properties style:font-name="MS Gothic" fo:font-size="10.5pt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5" style:family="text">
      <style:text-properties style:font-name="MS Gothic" fo:font-size="10.5pt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6" style:family="text">
      <style:text-properties style:font-name="MS Gothic" fo:font-size="10.5pt" fo:letter-spacing="-0.035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7" style:family="text">
      <style:text-properties style:font-name="MS Gothic" fo:font-size="10.5pt" fo:letter-spacing="-0.035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T98" style:family="text">
      <style:text-properties style:font-name="MS Gothic" fo:font-size="10.5pt" fo:letter-spacing="-0.004cm" fo:language="en" fo:country="US" fo:background-color="transparent" loext:char-shading-value="0" style:font-name-asian="MS Gothic1" style:font-size-asian="10.5pt" style:language-asian="en" style:country-asian="US" style:font-name-complex="MS Gothic1" style:font-size-complex="10.5pt" style:language-complex="ar" style:country-complex="SA"/>
    </style:style>
    <style:style style:name="T99" style:family="text">
      <style:text-properties style:font-name="MS Gothic" fo:font-size="10.5pt" fo:letter-spacing="-0.004cm" fo:language="en" fo:country="US" fo:background-color="transparent" loext:char-shading-value="0" style:font-name-asian="MS Gothic1" style:font-size-asian="10.5pt" style:language-asian="ko" style:country-asian="KR" style:font-name-complex="MS Gothic1" style:font-size-complex="10.5pt" style:language-complex="ar" style:country-complex="SA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4734*" fo:start-indent="0cm" fo:end-indent="0.866cm"/>
          <style:column style:rel-width="30801*" fo:start-indent="0.86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9735*" fo:start-indent="0cm" fo:end-indent="0.064cm"/>
          <style:column style:rel-width="55800*" fo:start-indent="0.064cm" fo:end-indent="0cm"/>
        </style:columns>
      </style:section-properties>
    </style:style>
    <style:style style:name="Sect4" style:family="section">
      <style:section-properties style:editable="false">
        <style:columns fo:column-count="3">
          <style:column style:rel-width="22897*" fo:start-indent="0cm" fo:end-indent="0.035cm"/>
          <style:column style:rel-width="24979*" fo:start-indent="0.035cm" fo:end-indent="0.034cm"/>
          <style:column style:rel-width="17659*" fo:start-indent="0.034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6">
          <style:column style:rel-width="9162*" fo:start-indent="0cm" fo:end-indent="0.035cm"/>
          <style:column style:rel-width="13992*" fo:start-indent="0.035cm" fo:end-indent="0.076cm"/>
          <style:column style:rel-width="16205*" fo:start-indent="0.076cm" fo:end-indent="0.335cm"/>
          <style:column style:rel-width="14048*" fo:start-indent="0.335cm" fo:end-indent="0.034cm"/>
          <style:column style:rel-width="5079*" fo:start-indent="0.034cm" fo:end-indent="0.035cm"/>
          <style:column style:rel-width="7049*" fo:start-indent="0.035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5">
          <style:column style:rel-width="13489*" fo:start-indent="0cm" fo:end-indent="0.035cm"/>
          <style:column style:rel-width="9400*" fo:start-indent="0.035cm" fo:end-indent="0.034cm"/>
          <style:column style:rel-width="30513*" fo:start-indent="0.034cm" fo:end-indent="0.035cm"/>
          <style:column style:rel-width="5082*" fo:start-indent="0.035cm" fo:end-indent="0.035cm"/>
          <style:column style:rel-width="7051*" fo:start-indent="0.035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6cm" svg:stroke-color="#000000" draw:stroke-linejoin="round" svg:stroke-linecap="butt" draw:fill="none" draw:textarea-horizontal-align="center" draw:textarea-vertical-align="middle" draw:auto-grow-height="false" fo:padding-top="0.037cm" fo:padding-bottom="0.037cm" fo:padding-left="0.037cm" fo:padding-right="0.037cm" style:run-through="background"/>
    </style:style>
    <style:style style:name="gr3" style:family="graphic">
      <style:graphic-properties draw:stroke="solid" svg:stroke-width="0.025cm" svg:stroke-color="#000000" draw:stroke-linejoin="round" svg:stroke-linecap="butt" draw:fill="none" draw:textarea-horizontal-align="center" draw:textarea-vertical-align="middle" draw:auto-grow-height="false" fo:padding-top="0.012cm" fo:padding-bottom="0.012cm" fo:padding-left="0.012cm" fo:padding-right="0.012cm" style:run-through="background"/>
    </style:style>
    <style:style style:name="gr4" style:family="graphic">
      <style:graphic-properties draw:stroke="none" svg:stroke-width="0cm" draw:fill="bitmap" draw:fill-image-name="msFillBitmap_20_3" style:repeat="stretch" draw:textarea-horizontal-align="center" draw:textarea-vertical-align="top" draw:auto-grow-height="false" style:run-through="background"/>
    </style:style>
    <style:style style:name="gr5" style:family="graphic">
      <style:graphic-properties draw:stroke="solid" svg:stroke-width="0.026cm" svg:stroke-color="#000000" draw:stroke-linejoin="round" svg:stroke-linecap="butt" draw:fill="none" draw:textarea-horizontal-align="center" draw:textarea-vertical-align="middle" draw:auto-grow-height="false" fo:padding-top="0.012cm" fo:padding-bottom="0.012cm" fo:padding-left="0.012cm" fo:padding-right="0.012cm" style:run-through="background"/>
    </style:style>
    <style:style style:name="gr6" style:family="graphic">
      <style:graphic-properties draw:stroke="none" svg:stroke-width="0cm" draw:fill="solid" draw:fill-color="#000000" draw:textarea-horizontal-align="center" draw:textarea-vertical-align="middle" draw:auto-grow-height="false" style:run-through="background"/>
    </style:style>
    <style:style style:name="gr7" style:family="graphic" style:parent-style-name="Frame">
      <style:graphic-properties draw:stroke="none" svg:stroke-width="0cm" draw:fill="none" draw:textarea-horizontal-align="center" draw:textarea-vertical-align="middle" draw:auto-grow-height="false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bitmap" draw:fill-image-name="msFillBitmap_20_1" style:repeat="stretch" draw:textarea-horizontal-align="center" draw:textarea-vertical-align="top" draw:auto-grow-height="false" style:run-through="background"/>
    </style:style>
    <style:style style:name="gr9" style:family="graphic">
      <style:graphic-properties draw:stroke="none" svg:stroke-width="0cm" draw:fill="bitmap" draw:fill-image-name="msFillBitmap_20_2" style:repeat="stretch" draw:textarea-horizontal-align="center" draw:textarea-vertical-align="top" draw:auto-grow-height="false" style:run-through="background"/>
    </style:style>
    <style:style style:name="gr10" style:family="graphic">
      <style:graphic-properties draw:stroke="none" svg:stroke-width="0cm" draw:fill="bitmap" draw:fill-image-name="msFillBitmap_20_2_20_-1" style:repeat="stretch" draw:textarea-horizontal-align="center" draw:textarea-vertical-align="top" draw:auto-grow-height="false" style:run-through="background"/>
    </style:style>
    <style:style style:name="gr11" style:family="graphic">
      <style:graphic-properties draw:stroke="none" svg:stroke-width="0cm" draw:fill="bitmap" draw:fill-image-name="msFillBitmap_20_1_20_-1" style:repeat="stretch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><text:span text:style-name="T1">１</text:span><text:span text:style-name="T2"><text:tab/></text:span><text:span text:style-name="T5">２</text:span></text:p>
        <text:p text:style-name="P49"/>
        <text:p text:style-name="P60"><text:span text:style-name="T6">１．適用範囲</text:span></text:p>
        <text:p text:style-name="P33"><text:span text:style-name="T1">３</text:span><text:span text:style-name="T2"><text:tab/></text:span><text:span text:style-name="T8">秘密</text:span></text:p>
        <text:p text:style-name="P34"><text:span text:style-name="T30">記</text:span><text:span text:style-name="T32"> </text:span><text:span text:style-name="T33">事</text:span></text:p>
        <text:p text:style-name="P62"><text:span text:style-name="T38">第 </text:span><text:span text:style-name="T39">1</text:span><text:span text:style-name="T40"> 版</text:span></text:p>
      </text:section>
      <text:section text:style-name="Sect2" text:name="구역1">
        <text:p text:style-name="P69"><text:span text:style-name="T48">本仕様書は，GS</text:span><text:span text:style-name="T38"> 空中線柱の設計について規定する。</text:span><text:span text:style-name="T48"> </text:span><text:span text:style-name="T7">１．Scope of</text:span><text:span text:style-name="T49"> </text:span><text:span text:style-name="T7">Application적용 범위 </text:span></text:p>
        <text:p text:style-name="P70"><text:span text:style-name="T50">This</text:span><text:span text:style-name="T38"> </text:span><text:span text:style-name="T50">specification</text:span><text:span text:style-name="T51"> </text:span><text:span text:style-name="T50">defines</text:span><text:span text:style-name="T51"> </text:span><text:span text:style-name="T50">the</text:span><text:span text:style-name="T38"> </text:span><text:span text:style-name="T50">design</text:span><text:span text:style-name="T51"> </text:span><text:span text:style-name="T50">requirements</text:span><text:span text:style-name="T51"> </text:span><text:span text:style-name="T50">for</text:span><text:span text:style-name="T38"> </text:span><text:span text:style-name="T50">GS</text:span><text:span text:style-name="T52"> </text:span><text:span text:style-name="T50">towers.본 명세서는 GS 타워의 설계 요구 사항을 정의합니다. </text:span></text:p>
        <text:p text:style-name="P65"/>
      </text:section>
      <text:section text:style-name="Sect3" text:name="구역2">
        <text:p text:style-name="P50"/>
        <text:p text:style-name="P51"/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>発 行</text:span><text:span text:style-name="T54">版 年月日</text:span><text:span text:style-name="T7"> </text:span><text:span text:style-name="T55">１</text:span></text:h>
        <text:p text:style-name="P37"><text:span text:style-name="T1">２ ３ ４ ５</text:span></text:p>
        <text:p text:style-name="P50"/>
        <text:p text:style-name="P50"/>
        <text:p text:style-name="P50"/>
        <text:p text:style-name="P50"/>
        <text:p text:style-name="P52"/>
        <text:p text:style-name="P35"><text:span text:style-name="T1">Ｃ</text:span></text:p>
        <text:p text:style-name="P66"><draw:frame draw:style-name="fr1" draw:name="Image 7" text:anchor-type="char" svg:x="0.208cm" svg:y="0.85cm" svg:width="0.526cm" svg:height="0.325cm" draw:z-index="21"><draw:image xlink:href="Pictures/100000010000002800000019392B4EF20A9BE666.png" xlink:type="simple" xlink:show="embed" xlink:actuate="onLoad" draw:mime-type="image/png"/></draw:frame></text:p>
        <text:p text:style-name="P50"/>
        <text:p text:style-name="P50"/>
        <text:p text:style-name="P50"/>
        <text:p text:style-name="P50"/>
        <text:p text:style-name="P50"/>
        <text:p text:style-name="P53"/>
        <text:p text:style-name="P35"><text:span text:style-name="T1">Ｄ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4"/>
        <text:p text:style-name="P35"><text:span text:style-name="T1">Ｅ</text:span></text:p>
        <text:p text:style-name="P55"/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>フィルム </text:span><text:span text:style-name="T7">AP ROLL</text:span></text:h>
        <text:p text:style-name="P23"><text:span text:style-name="T3">整理期限</text:span></text:p>
        <text:p text:style-name="P71"><text:span text:style-name="T6">２．品名（装置名）・指定（仕様書）</text:span></text:p>
        <text:p text:style-name="P75"><text:span text:style-name="T6">品名（装置名）</text:span><text:span text:style-name="T7"><text:tab/></text:span><text:span text:style-name="T55">：ILS</text:span><text:span text:style-name="T57"> </text:span><text:span text:style-name="T55">装置</text:span></text:p>
        <text:p text:style-name="P76"><text:span text:style-name="T7">指定（仕様書番号）</text:span><text:span text:style-name="T58"> ：</text:span><text:span text:style-name="T7">CBZ-R40798-001-00 </text:span><text:span text:style-name="T50">２.Product</text:span><text:span text:style-name="T59"> </text:span><text:span text:style-name="T50">Name</text:span><text:span text:style-name="T93">제품명</text:span><text:span text:style-name="T59"> </text:span><text:span text:style-name="T50">(Device</text:span><text:span text:style-name="T59"> </text:span><text:span text:style-name="T50">Name</text:span><text:span text:style-name="T93">기기명</text:span><text:span text:style-name="T48">) </text:span><text:span text:style-name="T50">and</text:span><text:span text:style-name="T6"> </text:span><text:span text:style-name="T50">Specification </text:span><text:span text:style-name="T93">명세서</text:span><text:span text:style-name="T59"> </text:span><text:span text:style-name="T50">(Document</text:span><text:span text:style-name="T93">문서</text:span><text:span text:style-name="T50">)</text:span></text:p>
        <text:p text:style-name="P77"><text:span text:style-name="T7">Product</text:span><text:span text:style-name="T38"> </text:span><text:span text:style-name="T7">Name</text:span><text:span text:style-name="T38"> </text:span><text:span text:style-name="T97">제품명</text:span><text:span text:style-name="T7">(Device</text:span><text:span text:style-name="T59"> </text:span><text:span text:style-name="T7">Name</text:span><text:span text:style-name="T95">기기명</text:span><text:span text:style-name="T7">):</text:span><text:span text:style-name="T38"> </text:span><text:span text:style-name="T7">ILS</text:span><text:span text:style-name="T38"> </text:span><text:span text:style-name="T7">Device </text:span><text:span text:style-name="T50">Specification</text:span><text:span text:style-name="T93">명세서</text:span><text:span text:style-name="T60"> </text:span><text:span text:style-name="T50">(Document</text:span><text:span text:style-name="T38"> </text:span><text:span text:style-name="T50">Number</text:span><text:span text:style-name="T93">문서번호</text:span><text:span text:style-name="T50">):</text:span><text:span text:style-name="T38"> </text:span><text:span text:style-name="T50">CBZ-R40798-001-00</text:span></text:p>
        <text:p text:style-name="P44"/>
        <text:p text:style-name="P72"><text:span text:style-name="T6">３．要求条件</text:span></text:p>
        <text:p text:style-name="P78"><text:span text:style-name="T55">GS</text:span><text:span text:style-name="T48"> </text:span><text:span text:style-name="T55">Tower（GXA-R79361-001-00）の設計を行い、以下の項目を提出すること。</text:span><text:span text:style-name="T39">設計条件は別途連絡する。</text:span></text:p>
        <text:p text:style-name="P88"><text:span text:style-name="T48">・3D</text:span><text:span text:style-name="T61"> モデル</text:span><text:span text:style-name="T48">（STEP）</text:span></text:p>
        <text:p text:style-name="P92"><text:span text:style-name="T6">・個片図、組立図、部品表、組立要領書</text:span></text:p>
        <text:p text:style-name="P85"><text:span text:style-name="T48">・強度計算書 </text:span><text:span text:style-name="T39">３．Requirements</text:span></text:p>
        <text:p text:style-name="P85"><text:span text:style-name="T99">요</text:span><text:span text:style-name="T39">구 사항 </text:span></text:p>
        <text:p text:style-name="P93"><text:span text:style-name="T7">Please</text:span><text:span text:style-name="T62"> </text:span><text:span text:style-name="T7">design</text:span><text:span text:style-name="T40"> </text:span><text:span text:style-name="T7">of</text:span><text:span text:style-name="T62"> </text:span><text:span text:style-name="T7">the</text:span><text:span text:style-name="T40"> </text:span><text:span text:style-name="T7">GS</text:span><text:span text:style-name="T40"> </text:span><text:span text:style-name="T7">Tower(GXA-R79361-001-00)</text:span><text:span text:style-name="T40"> </text:span><text:span text:style-name="T7">and</text:span><text:span text:style-name="T63"> </text:span><text:span text:style-name="T7">submit</text:span><text:span text:style-name="T40"> </text:span><text:span text:style-name="T7">the</text:span><text:span text:style-name="T62"> </text:span><text:span text:style-name="T7">following </text:span><text:span text:style-name="T39">items.GS 타워(GXA-R79361-001-00)를 설계하고, 다음 항목을 제출해 주십시오. </text:span></text:p>
        <text:p text:style-name="P109"><text:span text:style-name="T7">Please</text:span><text:span text:style-name="T64"> </text:span><text:span text:style-name="T7">note</text:span><text:span text:style-name="T50"> </text:span><text:span text:style-name="T7">that</text:span><text:span text:style-name="T64"> </text:span><text:span text:style-name="T7">the</text:span><text:span text:style-name="T56"> </text:span><text:span text:style-name="T7">design</text:span><text:span text:style-name="T64"> </text:span><text:span text:style-name="T7">conditions</text:span><text:span text:style-name="T64"> </text:span><text:span text:style-name="T7">will</text:span><text:span text:style-name="T64"> </text:span><text:span text:style-name="T7">be</text:span><text:span text:style-name="T64"> </text:span><text:span text:style-name="T7">provided</text:span><text:span text:style-name="T50"> </text:span><text:span text:style-name="T39">separately.</text:span></text:p>
        <text:p text:style-name="P109"><text:span text:style-name="T39">설계 조건은 별도로 제공될 예정이니 참고하시기 바랍니다 </text:span></text:p>
        <text:p text:style-name="P98"><text:span text:style-name="T7">・3D</text:span><text:span text:style-name="T56"> </text:span><text:span text:style-name="T7">model</text:span><text:span text:style-name="T56"> </text:span><text:span text:style-name="T39">(STEP)</text:span></text:p>
        <text:list xml:id="list4160059663" text:style-name="WWNum1">
          <text:list-item>
            <text:p text:style-name="P11"><draw:frame draw:style-name="fr3" draw:name="Image 8" text:anchor-type="char" svg:x="20.403cm" svg:y="0.21cm" svg:width="0.529cm" svg:height="0.326cm" draw:z-index="25"><draw:image xlink:href="Pictures/100000010000002800000019617F01FE2E50AF5D.png" xlink:type="simple" xlink:show="embed" xlink:actuate="onLoad" draw:mime-type="image/png"/></draw:frame><text:span text:style-name="T9"><text:tab/>Individual</text:span><text:span text:style-name="T10"> </text:span><text:span text:style-name="T9">part</text:span><text:span text:style-name="T10"> </text:span><text:span text:style-name="T9">drawings,</text:span><text:span text:style-name="T10"> </text:span><text:span text:style-name="T9">assembly</text:span><text:span text:style-name="T10"> </text:span><text:span text:style-name="T9">drawings,</text:span><text:span text:style-name="T10"> </text:span><text:span text:style-name="T9">parts</text:span><text:span text:style-name="T10"> </text:span><text:span text:style-name="T9">list,</text:span><text:span text:style-name="T10"> </text:span><text:span text:style-name="T9">and Installation manual.개별 부품 도면, 조립 도면, 부품 목록, 설치 매뉴얼 </text:span></text:p>
          </text:list-item>
        </text:list>
        <text:p text:style-name="P99"><text:span text:style-name="T7">・Strength</text:span><text:span text:style-name="T65"> </text:span><text:span text:style-name="T7">calculation</text:span><text:span text:style-name="T65"> </text:span><text:span text:style-name="T39">documents.강도 계산 문서 </text:span></text:p>
        <text:p text:style-name="P45"/>
        <text:p text:style-name="P73"><text:span text:style-name="T6">４．納期及び検収条件</text:span></text:p>
        <text:p text:style-name="P79"><text:span text:style-name="T66">３．要求条件で規定するデータおよび資料の承認より検収とする。</text:span><text:span text:style-name="T39">納期：2025.1.30</text:span></text:p>
        <text:p text:style-name="P89"><text:span text:style-name="T67">４．Delivery</text:span><text:span text:style-name="T65"> </text:span><text:span text:style-name="T67">Schedule</text:span><text:span text:style-name="T54"> </text:span><text:span text:style-name="T67">and</text:span><text:span text:style-name="T65"> </text:span><text:span text:style-name="T67">Acceptance</text:span><text:span text:style-name="T65"> </text:span><text:span text:style-name="T67">Criteria납품 일정 및 승인 기준 </text:span></text:p>
        <text:p text:style-name="P80"><text:span text:style-name="T50">The</text:span><text:span text:style-name="T68"> </text:span><text:span text:style-name="T50">acceptance</text:span><text:span text:style-name="T69"> </text:span><text:span text:style-name="T50">will</text:span><text:span text:style-name="T69"> </text:span><text:span text:style-name="T50">be</text:span><text:span text:style-name="T69"> </text:span><text:span text:style-name="T50">based</text:span><text:span text:style-name="T68"> </text:span><text:span text:style-name="T50">on</text:span><text:span text:style-name="T69"> </text:span><text:span text:style-name="T50">the</text:span><text:span text:style-name="T69"> </text:span><text:span text:style-name="T50">approval</text:span><text:span text:style-name="T68"> </text:span><text:span text:style-name="T50">of</text:span><text:span text:style-name="T69"> </text:span><text:span text:style-name="T50">the</text:span><text:span text:style-name="T69"> </text:span><text:span text:style-name="T50">data</text:span><text:span text:style-name="T69"> </text:span><text:span text:style-name="T50">and</text:span><text:span text:style-name="T69"> </text:span><text:span text:style-name="T50">documents</text:span><text:span text:style-name="T68"> </text:span><text:span text:style-name="T50">specified </text:span><text:span text:style-name="T7">in</text:span><text:span text:style-name="T70"> </text:span><text:span text:style-name="T7">the</text:span><text:span text:style-name="T70"> </text:span><text:span text:style-name="T7">requirements</text:span><text:span text:style-name="T70"> </text:span><text:span text:style-name="T7">(Section</text:span><text:span text:style-name="T70"> </text:span><text:span text:style-name="T7">3).승인은 요구 사항(섹션 3)에 명시된 데이터와 문서의 승인에 따라 이루어집니다. </text:span></text:p>
        <text:p text:style-name="P90"><text:span text:style-name="T71">Delivery</text:span><text:span text:style-name="T66"> </text:span><text:span text:style-name="T39">Schedule</text:span><text:span text:style-name="T99">납품일정</text:span><text:span text:style-name="T39">：2025.1.30</text:span></text:p>
        <text:p text:style-name="P46"/>
        <text:p text:style-name="P73"><text:span text:style-name="T6">５．品質保証</text:span></text:p>
        <text:p text:style-name="P100"><text:span text:style-name="T6">受注者検査</text:span></text:p>
        <text:p text:style-name="P81"><text:span text:style-name="T66">受注者は３項（要求条件）の項目に関し、設計検証（チェックリスト等）を</text:span><text:span text:style-name="T67">実施すること。受注者から要求があったら検証結果を提出すること。</text:span></text:p>
        <text:p text:style-name="P96"><text:span text:style-name="T7">５．Quality Assurance</text:span></text:p>
        <text:p text:style-name="P96"><text:span text:style-name="T7">품질 </text:span><text:span text:style-name="T95">보</text:span><text:span text:style-name="T7">증 </text:span></text:p>
        <text:p text:style-name="P96"><text:span text:style-name="T7">Supplier</text:span><text:span text:style-name="T40"> </text:span><text:span text:style-name="T7">Inspection </text:span></text:p>
        <text:p text:style-name="P96"><text:span text:style-name="T95">공급업체 검사</text:span></text:p>
        <text:p text:style-name="P94"><text:span text:style-name="T7">The supplier shall conduct design verification (using checklists or similar</text:span><text:span text:style-name="T6"> </text:span><text:span text:style-name="T7">methods)</text:span><text:span text:style-name="T6"> </text:span><text:span text:style-name="T7">for</text:span><text:span text:style-name="T6"> </text:span><text:span text:style-name="T7">the</text:span><text:span text:style-name="T6"> </text:span><text:span text:style-name="T7">items</text:span><text:span text:style-name="T6"> </text:span><text:span text:style-name="T7">specified</text:span><text:span text:style-name="T6"> </text:span><text:span text:style-name="T7">in</text:span><text:span text:style-name="T52"> </text:span><text:span text:style-name="T7">Section</text:span><text:span text:style-name="T6"> </text:span><text:span text:style-name="T7">3</text:span><text:span text:style-name="T6"> </text:span><text:span text:style-name="T7">(Requirements). </text:span><text:span text:style-name="T56">Upon</text:span><text:span text:style-name="T72"> </text:span><text:span text:style-name="T56">request</text:span><text:span text:style-name="T73"> </text:span><text:span text:style-name="T56">from</text:span><text:span text:style-name="T38"> </text:span><text:span text:style-name="T56">the</text:span><text:span text:style-name="T60"> </text:span><text:span text:style-name="T56">client,</text:span><text:span text:style-name="T60"> </text:span><text:span text:style-name="T56">the</text:span><text:span text:style-name="T60"> </text:span><text:span text:style-name="T56">supplier</text:span><text:span text:style-name="T60"> </text:span><text:span text:style-name="T56">shall</text:span><text:span text:style-name="T73"> </text:span><text:span text:style-name="T56">submit</text:span><text:span text:style-name="T38"> </text:span><text:span text:style-name="T56">the</text:span><text:span text:style-name="T60"> </text:span><text:span text:style-name="T56">verification </text:span><text:span text:style-name="T39">results.공급업체는 제3항(요구 사항)에 명시된 항목에 대해 체크리스트 등의 방법을 사용하여 설계 검증을 수행해야 합니다. 고객의 요청 시 검증 결과를 제출해야 합니다 </text:span></text:p>
      </text:section>
      <text:section text:style-name="Sect2" text:name="구역3">
        <text:p text:style-name="P101"/>
      </text:section>
      <text:section text:style-name="Sect4" text:name="구역4">
        <text:p text:style-name="P38"><text:span text:style-name="T30">担</text:span><text:span text:style-name="T34"> </text:span><text:span text:style-name="T33">当</text:span><text:span text:style-name="T30"><text:tab/>査</text:span><text:span text:style-name="T35"> </text:span><text:span text:style-name="T33">閲</text:span><text:span text:style-name="T30"><text:tab/>承</text:span><text:span text:style-name="T34"> </text:span><text:span text:style-name="T33">認</text:span></text:p>
        <text:p text:style-name="P39"><text:span text:style-name="T30">名</text:span><text:span text:style-name="T35"> </text:span><text:span text:style-name="T33">称</text:span><text:span text:style-name="T30"><text:tab/>仕様書番</text:span><text:span text:style-name="T33">号</text:span></text:p>
        <text:p text:style-name="P40"><text:span text:style-name="T74">SHT</text:span></text:p>
      </text:section>
      <text:section text:style-name="Sect5" text:name="구역5">
        <text:h text:style-name="Heading_20_1" text:outline-level="2"><draw:g text:anchor-type="char" draw:z-index="6" draw:style-name="gr1"><draw:line draw:style-name="gr2" draw:text-style-name="P110" svg:x1="2.032cm" svg:y1="0.958cm" svg:x2="20.121cm" svg:y2="0.958cm"><text:p/></draw:line><draw:path draw:style-name="gr3" draw:text-style-name="P110" svg:width="10.049cm" svg:height="0.501cm" svg:x="8.061cm" svg:y="0.455cm" svg:viewBox="0 0 10050 502" svg:d="M0 502v-502M5027 502v-502M10050 502v-502"><text:p/></draw:path><draw:polygon draw:style-name="gr11" draw:text-style-name="P117" svg:width="0.331cm" svg:height="0.528cm" svg:x="10.408cm" svg:y="0.141cm" svg:viewBox="0 0 332 529" draw:points="0,0 332,0 332,529 0,529"><text:p/></draw:polygon><draw:path draw:style-name="gr2" draw:text-style-name="P110" svg:width="2.008cm" svg:height="27.611cm" svg:x="1.03cm" svg:y="0.958cm" svg:viewBox="0 0 2009 27612" svg:d="M1002 0v5027M2009 0v27612M2009 5027h-2009M0 5027v4228"><text:p/></draw:path><draw:path draw:style-name="gr3" draw:text-style-name="P110" svg:width="2.008cm" svg:height="3.013cm" svg:x="1.03cm" svg:y="6.592cm" svg:viewBox="0 0 2009 3014" svg:d="M2009 0h-2009M0 600h2009M2009 1206h-2009M2009 1808h-2009M0 2413h2009M2009 3014h-2009"><text:p/></draw:path><draw:line draw:style-name="gr2" draw:text-style-name="P110" svg:x1="1.03cm" svg:y1="10.214cm" svg:x2="3.039cm" svg:y2="10.214cm"><text:p/></draw:line><draw:path draw:style-name="gr3" draw:text-style-name="P110" svg:width="2.614cm" svg:height="14.485cm" svg:x="0.423cm" svg:y="6.592cm" svg:viewBox="0 0 2615 14486" svg:d="M1206 0v3621M2615 4425h-502M2615 9452h-502M2615 14486h-502M358 11817v709M0 12168h709M358 3872v702M0 4223h709"><text:p/></draw:path><draw:path draw:style-name="gr2" draw:text-style-name="P110" svg:width="2.412cm" svg:height="27.611cm" svg:x="17.707cm" svg:y="0.958cm" svg:viewBox="0 0 2413 27612" svg:d="M0 25792v-25792M2413 0v27612"><text:p/></draw:path><draw:path draw:style-name="gr3" draw:text-style-name="P110" svg:width="17.283cm" svg:height="18.305cm" svg:x="2.836cm" svg:y="1.66cm" svg:viewBox="0 0 17284 18306" svg:d="M14871 0h2413M203 10360h-203M203 11369h-203M203 12373h-203M203 13380h-203M203 15392h-203M203 16396h-203M203 17406h-203M203 18306h-203"><text:p/></draw:path><draw:path draw:style-name="gr2" draw:text-style-name="P110" svg:width="2.008cm" svg:height="4.022cm" svg:x="1.03cm" svg:y="24.546cm" svg:viewBox="0 0 2009 4023" svg:d="M2009 0h-2009M0 0v4023"><text:p/></draw:path><draw:line draw:style-name="gr3" draw:text-style-name="P110" svg:x1="3.039cm" svg:y1="25.148cm" svg:x2="1.03cm" svg:y2="25.148cm"><text:p/></draw:line><draw:line draw:style-name="gr2" draw:text-style-name="P110" svg:x1="1.03cm" svg:y1="25.753cm" svg:x2="3.039cm" svg:y2="25.753cm"><text:p/></draw:line><draw:line draw:style-name="gr3" draw:text-style-name="P110" svg:x1="3.039cm" svg:y1="26.354cm" svg:x2="1.03cm" svg:y2="26.354cm"><text:p/></draw:line><draw:line draw:style-name="gr2" draw:text-style-name="P110" svg:x1="3.039cm" svg:y1="27.157cm" svg:x2="1.03cm" svg:y2="27.157cm"><text:p/></draw:line><draw:line draw:style-name="gr3" draw:text-style-name="P110" svg:x1="3.039cm" svg:y1="27.764cm" svg:x2="1.03cm" svg:y2="27.764cm"><text:p/></draw:line><draw:path draw:style-name="gr2" draw:text-style-name="P110" svg:width="17.081cm" svg:height="1.812cm" svg:x="3.039cm" svg:y="26.755cm" svg:viewBox="0 0 17082 1813" svg:d="M10050 0v1813M4526 1813v-1360-453M15072 0v1813M17082 0h-17082"><text:p/></draw:path><draw:path draw:style-name="gr3" draw:text-style-name="P110" svg:width="4.525cm" svg:height="1.812cm" svg:x="3.039cm" svg:y="26.755cm" svg:viewBox="0 0 4526 1813" svg:d="M4526 607h-4526M1506 0v1813"><text:p/></draw:path><draw:path draw:style-name="gr2" draw:text-style-name="P110" svg:width="19.09cm" svg:height="0.906cm" svg:x="1.03cm" svg:y="27.665cm" svg:viewBox="0 0 19091 907" svg:d="M19091 0h-2011M0 907h19091"><text:p/></draw:path><draw:path draw:style-name="gr3" draw:text-style-name="P110" svg:width="4.525cm" svg:height="1.812cm" svg:x="3.039cm" svg:y="26.755cm" svg:viewBox="0 0 4526 1813" svg:d="M4526 1208h-4526M3013 0v1813"><text:p/></draw:path><draw:line draw:style-name="gr5" draw:text-style-name="P110" svg:x1="3.023cm" svg:y1="28.532cm" svg:x2="7.616cm" svg:y2="27.964cm"><text:p/></draw:line><draw:polygon draw:style-name="gr6" draw:text-style-name="P112" svg:width="0.823cm" svg:height="0.514cm" svg:x="18.646cm" svg:y="0.383cm" svg:viewBox="0 0 824 515" draw:points="824,0 806,0 806,18 806,497 18,497 18,18 806,18 806,0 18,0 0,0 0,18 0,497 0,515 18,515 806,515 824,515 824,497 824,18"><text:p/></draw:polygon></draw:g><text:span text:style-name="T77">整理番号</text:span></text:h>
        <text:p text:style-name="P102"><text:span text:style-name="T45">亀</text:span><text:span text:style-name="T46">田</text:span><text:span text:style-name="T47"><text:tab/>廣</text:span><text:span text:style-name="T46">瀬</text:span><text:span text:style-name="T47"><text:tab/>長</text:span><text:span text:style-name="T46">島</text:span></text:p>
        <text:p text:style-name="P103"><text:span text:style-name="T7">Design</text:span><text:span text:style-name="T78"> </text:span><text:span text:style-name="T7">of</text:span><text:span text:style-name="T78"> </text:span><text:span text:style-name="T7">GS</text:span><text:span text:style-name="T79"> </text:span><text:span text:style-name="T56">Tower</text:span></text:p>
        <text:p text:style-name="P24"><text:span text:style-name="T31">CBZ-R40798-001-</text:span><text:span text:style-name="T36">00</text:span></text:p>
        <text:p text:style-name="P36"/>
        <text:p text:style-name="P25"><text:span text:style-name="T74">REV</text:span></text:p>
        <text:p text:style-name="P41"><text:span text:style-name="T4">1/3</text:span></text:p>
        <text:p text:style-name="P26"><text:span text:style-name="T11">１</text:span></text:p>
      </text:section>
      <text:section text:style-name="Sect1" text:name="구역6">
        <text:p text:style-name="P21"><text:span text:style-name="T1">１</text:span><text:span text:style-name="T2"><text:tab/></text:span><text:span text:style-name="T5">２</text:span></text:p>
        <text:p text:style-name="P56"/>
        <text:p text:style-name="P61"><text:span text:style-name="T6">６．無償保証</text:span></text:p>
        <text:p text:style-name="P27"><text:span text:style-name="T1">３</text:span><text:span text:style-name="T2"><text:tab/></text:span><text:span text:style-name="T8">秘密</text:span></text:p>
        <text:p text:style-name="P28"><text:span text:style-name="T30">記</text:span><text:span text:style-name="T32"> </text:span><text:span text:style-name="T33">事</text:span></text:p>
        <text:p text:style-name="P104"><text:span text:style-name="T38">第 </text:span><text:span text:style-name="T39">1</text:span><text:span text:style-name="T40"> 版</text:span></text:p>
      </text:section>
      <text:section text:style-name="Sect3" text:name="구역7">
        <text:p text:style-name="P50"/>
        <text:p text:style-name="P50"/>
        <text:p text:style-name="P50"/>
        <text:p text:style-name="P50"/>
        <text:p text:style-name="P50"/>
        <text:p text:style-name="P57"/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>発 行</text:span><text:span text:style-name="T54">版 年月日</text:span><text:span text:style-name="T7"> </text:span><text:span text:style-name="T55">１</text:span></text:h>
        <text:p text:style-name="P37"><text:span text:style-name="T1">２ ３ ４ ５</text:span></text:p>
        <text:p text:style-name="P50"/>
        <text:p text:style-name="P50"/>
        <text:p text:style-name="P50"/>
        <text:p text:style-name="P50"/>
        <text:p text:style-name="P52"/>
        <text:p text:style-name="P35"><text:span text:style-name="T1">Ｃ</text:span></text:p>
        <text:p text:style-name="P66"><draw:frame draw:style-name="fr1" draw:name="Image 31" text:anchor-type="char" svg:x="0.208cm" svg:y="0.85cm" svg:width="0.526cm" svg:height="0.325cm" draw:z-index="22"><draw:image xlink:href="Pictures/100000010000002800000019392B4EF20A9BE666.png" xlink:type="simple" xlink:show="embed" xlink:actuate="onLoad" draw:mime-type="image/png"/></draw:frame></text:p>
        <text:p text:style-name="P50"/>
        <text:p text:style-name="P50"/>
        <text:p text:style-name="P50"/>
        <text:p text:style-name="P50"/>
        <text:p text:style-name="P50"/>
        <text:p text:style-name="P53"/>
        <text:p text:style-name="P35"><text:span text:style-name="T1">Ｄ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4"/>
        <text:p text:style-name="P35"><text:span text:style-name="T1">Ｅ</text:span></text:p>
        <text:p text:style-name="P55"/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/></text:h>
        <text:h text:style-name="P4" text:outline-level="2"><text:span text:style-name="T56">フィルム </text:span><text:span text:style-name="T7">AP ROLL</text:span></text:h>
        <text:p text:style-name="P23"><text:span text:style-name="T3">整理期限</text:span></text:p>
        <text:p text:style-name="P82"><text:span text:style-name="T48">納入後、図面・部品表等に受注者の責による誤りがある場合、速やかに受注者の責</text:span><text:span text:style-name="T39">任で無償訂正を行なうこと。</text:span></text:p>
        <text:p text:style-name="P105"><text:span text:style-name="T39">６．Warranty</text:span><text:span text:style-name="T99">보증</text:span></text:p>
        <text:p text:style-name="P95"><text:span text:style-name="T7">In the event of any errors in the drawings, parts lists, or other deliverables due to the supplier's fault, the supplier shall promptly undertake</text:span><text:span text:style-name="T6"> </text:span><text:span text:style-name="T7">free</text:span><text:span text:style-name="T6"> </text:span><text:span text:style-name="T7">of</text:span><text:span text:style-name="T6"> </text:span><text:span text:style-name="T7">charge</text:span><text:span text:style-name="T6"> </text:span><text:span text:style-name="T7">corrections</text:span><text:span text:style-name="T6"> </text:span><text:span text:style-name="T7">at</text:span><text:span text:style-name="T6"> </text:span><text:span text:style-name="T7">their</text:span><text:span text:style-name="T6"> </text:span><text:span text:style-name="T7">own</text:span><text:span text:style-name="T6"> </text:span><text:span text:style-name="T7">responsibility,</text:span><text:span text:style-name="T52"> </text:span><text:span text:style-name="T7">after the delivery has been made.납품 후 공급업체의 과실로 인해 도면, 부품 목록 또는 기타 납품물에 오류가 발생한 경우, 공급업체는 책임을 지고 신속하게 무상으로 수정 작업을 수행해야 합니다. </text:span></text:p>
        <text:p text:style-name="P47"/>
        <text:p text:style-name="P73"><text:span text:style-name="T6">７．開示資料の複写禁止</text:span></text:p>
        <text:list xml:id="list345247017" text:style-name="WWNum2">
          <text:list-item>
            <text:p text:style-name="P7"><text:span text:style-name="T12">NEC</text:span><text:span text:style-name="T13"> が開示した資料の複写は禁止する。</text:span><text:span text:style-name="T12">（一般カタログ類は除く）</text:span></text:p>
          </text:list-item>
          <text:list-item>
            <text:p text:style-name="P13"><text:span text:style-name="T11">開示資料の複写が必要な場合はNEC</text:span><text:span text:style-name="T14"> に追加請求する。</text:span><text:span text:style-name="T11"> </text:span><text:span text:style-name="T15">7.Prohibition</text:span><text:span text:style-name="T16"> </text:span><text:span text:style-name="T15">of</text:span><text:span text:style-name="T16"> </text:span><text:span text:style-name="T15">Duplication</text:span><text:span text:style-name="T16"> </text:span><text:span text:style-name="T15">of</text:span><text:span text:style-name="T16"> </text:span><text:span text:style-name="T15">Disclosure</text:span><text:span text:style-name="T16"> </text:span><text:span text:style-name="T15">Materials 공개 자료의 복제 금지 </text:span></text:p>
            <text:list>
              <text:list-item>
                <text:p text:style-name="P14"><text:span text:style-name="T17">Duplication</text:span><text:span text:style-name="T18"> </text:span><text:span text:style-name="T17">of</text:span><text:span text:style-name="T19"> </text:span><text:span text:style-name="T17">disclosure</text:span><text:span text:style-name="T19"> </text:span><text:span text:style-name="T17">materials</text:span><text:span text:style-name="T19"> </text:span><text:span text:style-name="T17">provided</text:span><text:span text:style-name="T19"> </text:span><text:span text:style-name="T17">by</text:span><text:span text:style-name="T19"> </text:span><text:span text:style-name="T17">NEC</text:span><text:span text:style-name="T19"> </text:span><text:span text:style-name="T17">is</text:span><text:span text:style-name="T19"> </text:span><text:span text:style-name="T17">prohibited</text:span><text:span text:style-name="T19"> </text:span><text:span text:style-name="T17">(excluding </text:span><text:span text:style-name="T9">general catalogs).NEC에서 제공한 공개 자료의 복제는 금지됩니다(일반 카탈로그는 제외). </text:span></text:p>
              </text:list-item>
              <text:list-item>
                <text:p text:style-name="P15"><text:span text:style-name="T17">If</text:span><text:span text:style-name="T20"> </text:span><text:span text:style-name="T17">duplication</text:span><text:span text:style-name="T20"> </text:span><text:span text:style-name="T17">of</text:span><text:span text:style-name="T20"> </text:span><text:span text:style-name="T17">disclosure</text:span><text:span text:style-name="T20"> </text:span><text:span text:style-name="T17">materials</text:span><text:span text:style-name="T20"> </text:span><text:span text:style-name="T17">is</text:span><text:span text:style-name="T20"> </text:span><text:span text:style-name="T17">necessary,</text:span><text:span text:style-name="T20"> </text:span><text:span text:style-name="T17">it</text:span><text:span text:style-name="T20"> </text:span><text:span text:style-name="T17">should</text:span><text:span text:style-name="T20"> </text:span><text:span text:style-name="T17">be</text:span><text:span text:style-name="T20"> </text:span><text:span text:style-name="T17">requested </text:span><text:span text:style-name="T9">separately from NEC.공개 자료의 복제가 필요한 경우, NEC에 별도로 요청해야 합니다. </text:span></text:p>
              </text:list-item>
            </text:list>
          </text:list-item>
        </text:list>
        <text:p text:style-name="P48"/>
        <text:p text:style-name="P72"><text:span text:style-name="T6">８．納期変更</text:span></text:p>
        <text:p text:style-name="P63"><text:span text:style-name="T6">受注者は納期変更を要請する場合は次の処理を行う</text:span></text:p>
        <text:list xml:id="list1457938300" text:style-name="WWNum3">
          <text:list-item>
            <text:p text:style-name="P10"><text:span text:style-name="T21">受注者は納期変更要請をNEC</text:span><text:span text:style-name="T22"> へ書面で提出のこと。</text:span></text:p>
          </text:list-item>
          <text:list-item>
            <text:p text:style-name="P8"><text:span text:style-name="T12">メモ、議事録等を両者で作成し記録する。</text:span></text:p>
          </text:list-item>
        </text:list>
        <text:p text:style-name="P74"><text:span text:style-name="T7">8.Change</text:span><text:span text:style-name="T50"> </text:span><text:span text:style-name="T7">in</text:span><text:span text:style-name="T50"> </text:span><text:span text:style-name="T7">Delivery</text:span><text:span text:style-name="T64"> </text:span><text:span text:style-name="T39">Schedule납품 일정 변경 </text:span></text:p>
        <text:p text:style-name="P97"><draw:frame draw:style-name="fr3" draw:name="Image 32" text:anchor-type="char" svg:x="20.403cm" svg:y="0.859cm" svg:width="0.529cm" svg:height="0.326cm" draw:z-index="26"><draw:image xlink:href="Pictures/100000010000002800000019617F01FE2E50AF5D.png" xlink:type="simple" xlink:show="embed" xlink:actuate="onLoad" draw:mime-type="image/png"/></draw:frame><text:span text:style-name="T7">If</text:span><text:span text:style-name="T66"> </text:span><text:span text:style-name="T7">the</text:span><text:span text:style-name="T6"> </text:span><text:span text:style-name="T7">supplier</text:span><text:span text:style-name="T66"> </text:span><text:span text:style-name="T7">requests</text:span><text:span text:style-name="T66"> </text:span><text:span text:style-name="T7">a</text:span><text:span text:style-name="T66"> </text:span><text:span text:style-name="T7">change</text:span><text:span text:style-name="T6"> </text:span><text:span text:style-name="T7">in</text:span><text:span text:style-name="T66"> </text:span><text:span text:style-name="T7">the</text:span><text:span text:style-name="T6"> </text:span><text:span text:style-name="T7">delivery</text:span><text:span text:style-name="T66"> </text:span><text:span text:style-name="T7">schedule,</text:span><text:span text:style-name="T66"> </text:span><text:span text:style-name="T7">the</text:span><text:span text:style-name="T6"> </text:span><text:span text:style-name="T7">following procedures shall be followed공급업체가 납품 일정 변경을 요청하는 경우, 다음 절차를 따라야 합니다 :</text:span></text:p>
        <text:list xml:id="list3513538594" text:style-name="WWNum4">
          <text:list-item>
            <text:p text:style-name="P12"><text:span text:style-name="T9">The</text:span><text:span text:style-name="T23"> </text:span><text:span text:style-name="T9">supplier</text:span><text:span text:style-name="T23"> </text:span><text:span text:style-name="T9">shall</text:span><text:span text:style-name="T23"> </text:span><text:span text:style-name="T9">submit</text:span><text:span text:style-name="T23"> </text:span><text:span text:style-name="T9">a</text:span><text:span text:style-name="T23"> </text:span><text:span text:style-name="T9">written</text:span><text:span text:style-name="T23"> </text:span><text:span text:style-name="T9">request</text:span><text:span text:style-name="T24"> </text:span><text:span text:style-name="T9">for</text:span><text:span text:style-name="T23"> </text:span><text:span text:style-name="T9">a</text:span><text:span text:style-name="T23"> </text:span><text:span text:style-name="T9">change</text:span><text:span text:style-name="T24"> </text:span><text:span text:style-name="T9">in</text:span><text:span text:style-name="T23"> </text:span><text:span text:style-name="T9">the</text:span><text:span text:style-name="T23"> </text:span><text:span text:style-name="T9">delivery schedule to NEC.공급업체는 NEC에 납품 일정 변경을 위한 서면 요청을 제출해야 합니다 </text:span></text:p>
          </text:list-item>
          <text:list-item>
            <text:p text:style-name="P9"><text:span text:style-name="T9">Both</text:span><text:span text:style-name="T25"> </text:span><text:span text:style-name="T9">parties</text:span><text:span text:style-name="T25"> </text:span><text:span text:style-name="T9">shall</text:span><text:span text:style-name="T17"> </text:span><text:span text:style-name="T9">create</text:span><text:span text:style-name="T25"> </text:span><text:span text:style-name="T9">and</text:span><text:span text:style-name="T17"> </text:span><text:span text:style-name="T9">document</text:span><text:span text:style-name="T26"> </text:span><text:span text:style-name="T9">memos</text:span><text:span text:style-name="T25"> </text:span><text:span text:style-name="T9">or</text:span><text:span text:style-name="T25"> </text:span><text:span text:style-name="T9">meeting</text:span><text:span text:style-name="T25"> </text:span><text:span text:style-name="T15">minutes.양측은 메모나 회의록을 작성하고 문서로 남겨야 합니다. </text:span></text:p>
          </text:list-item>
        </text:list>
        <text:p text:style-name="P45"/>
        <text:p text:style-name="P83"><text:span text:style-name="T39">９．発注先 </text:span><text:span text:style-name="T67">Digitronics</text:span></text:p>
        <text:p text:style-name="P84"><text:span text:style-name="T50">９.</text:span><text:span text:style-name="T60"> </text:span><text:span text:style-name="T50">Procurement</text:span><text:span text:style-name="T38"> </text:span><text:span text:style-name="T50">vendor </text:span><text:span text:style-name="T93">조달업체</text:span><text:span text:style-name="T39">Digitronics</text:span></text:p>
        <text:p text:style-name="P44"/>
        <text:p text:style-name="P72"><text:span text:style-name="T6">１０．問い合わせ先</text:span></text:p>
        <text:p text:style-name="P106"><text:span text:style-name="T77">本仕様書の内容に関する問い合わせは下記による。</text:span></text:p>
        <text:p text:style-name="P107"><text:span text:style-name="T7">・所</text:span><text:span text:style-name="T80"> </text:span><text:span text:style-name="T7">属： センシングプロダクト統括部</text:span><text:span text:style-name="T81"> </text:span><text:span text:style-name="T39">生産技術グループ</text:span></text:p>
        <text:p text:style-name="P108"><text:span text:style-name="T7">・電</text:span><text:span text:style-name="T82"> </text:span><text:span text:style-name="T7">話：</text:span><text:span text:style-name="T83"> </text:span><text:span text:style-name="T7">042-333-</text:span><text:span text:style-name="T56">1221</text:span><text:span text:style-name="T7"><text:tab/></text:span><text:span text:style-name="T39">内線</text:span><text:span text:style-name="T84"> </text:span><text:span text:style-name="T39">23-25240</text:span></text:p>
        <text:p text:style-name="P86"><text:span text:style-name="T64">・担当者：長島Ｍ、廣瀬 </text:span><text:span text:style-name="T7">S、亀田 １０.Contact</text:span><text:span text:style-name="T49"> </text:span><text:span text:style-name="T7">Information </text:span></text:p>
        <text:p text:style-name="P86"><text:span text:style-name="T7">연락처 정보</text:span></text:p>
        <text:p text:style-name="P87"><text:span text:style-name="T50">For</text:span><text:span text:style-name="T66"> </text:span><text:span text:style-name="T50">inquiries</text:span><text:span text:style-name="T66"> </text:span><text:span text:style-name="T50">regarding</text:span><text:span text:style-name="T66"> </text:span><text:span text:style-name="T50">the</text:span><text:span text:style-name="T66"> </text:span><text:span text:style-name="T50">content</text:span><text:span text:style-name="T66"> </text:span><text:span text:style-name="T50">of</text:span><text:span text:style-name="T66"> </text:span><text:span text:style-name="T50">this</text:span><text:span text:style-name="T66"> </text:span><text:span text:style-name="T50">specification,</text:span><text:span text:style-name="T66"> </text:span><text:span text:style-name="T50">please</text:span><text:span text:style-name="T66"> </text:span><text:span text:style-name="T50">contact: 본 명세서 내용에 대한 문의는 아래로 연락해 주십시오: </text:span></text:p>
        <text:p text:style-name="P87"><text:span text:style-name="T39">Department</text:span><text:span text:style-name="T99">부서</text:span><text:span text:style-name="T39">:</text:span><text:span text:style-name="T85"> </text:span><text:span text:style-name="T39">Sensing</text:span><text:span text:style-name="T86"> </text:span><text:span text:style-name="T39">Product</text:span><text:span text:style-name="T86"> </text:span><text:span text:style-name="T39">Division,</text:span><text:span text:style-name="T86"> </text:span><text:span text:style-name="T39">Production</text:span><text:span text:style-name="T85"> </text:span><text:span text:style-name="T39">Technology</text:span><text:span text:style-name="T86"> </text:span><text:span text:style-name="T39">Group </text:span></text:p>
        <text:p text:style-name="P87"><text:span text:style-name="T39">센싱 제품 부문, 생산 기술 그룹 </text:span></text:p>
        <text:p text:style-name="P87"><text:span text:style-name="T39">Phone</text:span><text:span text:style-name="T99">전화</text:span><text:span text:style-name="T39">:</text:span><text:span text:style-name="T87"> </text:span><text:span text:style-name="T39">042-333-1221,</text:span><text:span text:style-name="T65"> </text:span><text:span text:style-name="T39">Extension</text:span><text:span text:style-name="T99">내선</text:span><text:span text:style-name="T39">:</text:span><text:span text:style-name="T87"> </text:span><text:span text:style-name="T39">23-25240</text:span></text:p>
        <text:p text:style-name="P91"><text:span text:style-name="T50">Representatives</text:span><text:span text:style-name="T93">담당자</text:span><text:span text:style-name="T50">:</text:span><text:span text:style-name="T38"> </text:span><text:span text:style-name="T50">Nagashima</text:span><text:span text:style-name="T38"> </text:span><text:span text:style-name="T50">,</text:span><text:span text:style-name="T38"> </text:span><text:span text:style-name="T50">Hirose</text:span><text:span text:style-name="T38"> </text:span><text:span text:style-name="T50">,</text:span><text:span text:style-name="T38"> </text:span><text:span text:style-name="T50">Kameda</text:span></text:p>
        <text:p text:style-name="P91"><text:span text:style-name="T50">나가시마, 히로세, 카메다 </text:span></text:p>
      </text:section>
      <text:section text:style-name="Sect2" text:name="구역8">
        <text:p text:style-name="P101"/>
      </text:section>
      <text:section text:style-name="Sect6" text:name="구역9">
        <text:p text:style-name="P42"><draw:g text:anchor-type="char" draw:z-index="10" draw:style-name="gr1"><draw:line draw:style-name="gr2" draw:text-style-name="P110" svg:x1="2.032cm" svg:y1="0.959cm" svg:x2="20.121cm" svg:y2="0.959cm"><text:p/></draw:line><draw:path draw:style-name="gr3" draw:text-style-name="P110" svg:width="10.049cm" svg:height="0.501cm" svg:x="8.061cm" svg:y="0.455cm" svg:viewBox="0 0 10050 502" svg:d="M0 502v-502M5027 502v-502M10050 502v-502"><text:p/></draw:path><draw:polygon draw:style-name="gr10" draw:text-style-name="P116" svg:width="0.331cm" svg:height="0.528cm" svg:x="10.408cm" svg:y="0.141cm" svg:viewBox="0 0 332 529" draw:points="0,0 332,0 332,529 0,529"><text:p/></draw:polygon><draw:path draw:style-name="gr2" draw:text-style-name="P110" svg:width="2.008cm" svg:height="27.611cm" svg:x="1.03cm" svg:y="0.959cm" svg:viewBox="0 0 2009 27612" svg:d="M1002 0v5027M2009 0v27612M2009 5027h-2009M0 5027v4228"><text:p/></draw:path><draw:path draw:style-name="gr3" draw:text-style-name="P110" svg:width="2.008cm" svg:height="3.013cm" svg:x="1.03cm" svg:y="6.593cm" svg:viewBox="0 0 2009 3014" svg:d="M2009 0h-2009M0 600h2009M2009 1206h-2009M2009 1808h-2009M0 2413h2009M2009 3014h-2009"><text:p/></draw:path><draw:line draw:style-name="gr2" draw:text-style-name="P110" svg:x1="1.03cm" svg:y1="10.215cm" svg:x2="3.039cm" svg:y2="10.215cm"><text:p/></draw:line><draw:path draw:style-name="gr3" draw:text-style-name="P110" svg:width="2.614cm" svg:height="14.485cm" svg:x="0.423cm" svg:y="6.593cm" svg:viewBox="0 0 2615 14486" svg:d="M1206 0v3621M2615 4425h-502M2615 9452h-502M2615 14486h-502M358 11817v709M0 12168h709M358 3872v702M0 4223h709"><text:p/></draw:path><draw:path draw:style-name="gr2" draw:text-style-name="P110" svg:width="2.412cm" svg:height="27.611cm" svg:x="17.707cm" svg:y="0.959cm" svg:viewBox="0 0 2413 27612" svg:d="M0 25792v-25792M2413 0v27612"><text:p/></draw:path><draw:path draw:style-name="gr3" draw:text-style-name="P110" svg:width="17.283cm" svg:height="18.305cm" svg:x="2.836cm" svg:y="1.661cm" svg:viewBox="0 0 17284 18306" svg:d="M14871 0h2413M203 10360h-203M203 11369h-203M203 12373h-203M203 13380h-203M203 15392h-203M203 16396h-203M203 17406h-203M203 18306h-203"><text:p/></draw:path><draw:path draw:style-name="gr2" draw:text-style-name="P110" svg:width="2.008cm" svg:height="4.022cm" svg:x="1.03cm" svg:y="24.546cm" svg:viewBox="0 0 2009 4023" svg:d="M2009 0h-2009M0 0v4023"><text:p/></draw:path><draw:line draw:style-name="gr3" draw:text-style-name="P110" svg:x1="3.039cm" svg:y1="25.149cm" svg:x2="1.03cm" svg:y2="25.149cm"><text:p/></draw:line><draw:line draw:style-name="gr2" draw:text-style-name="P110" svg:x1="1.03cm" svg:y1="25.754cm" svg:x2="3.039cm" svg:y2="25.754cm"><text:p/></draw:line><draw:line draw:style-name="gr3" draw:text-style-name="P110" svg:x1="3.039cm" svg:y1="26.354cm" svg:x2="1.03cm" svg:y2="26.354cm"><text:p/></draw:line><draw:line draw:style-name="gr2" draw:text-style-name="P110" svg:x1="3.039cm" svg:y1="27.158cm" svg:x2="1.03cm" svg:y2="27.158cm"><text:p/></draw:line><draw:line draw:style-name="gr3" draw:text-style-name="P110" svg:x1="3.039cm" svg:y1="27.765cm" svg:x2="1.03cm" svg:y2="27.765cm"><text:p/></draw:line><draw:path draw:style-name="gr2" draw:text-style-name="P110" svg:width="17.081cm" svg:height="1.812cm" svg:x="3.039cm" svg:y="26.756cm" svg:viewBox="0 0 17082 1813" svg:d="M10050 0v1813M4526 1813v-1360-453M15072 0v1813M17082 0h-17082"><text:p/></draw:path><draw:path draw:style-name="gr3" draw:text-style-name="P110" svg:width="4.525cm" svg:height="1.812cm" svg:x="3.039cm" svg:y="26.756cm" svg:viewBox="0 0 4526 1813" svg:d="M4526 607h-4526M1506 0v1813"><text:p/></draw:path><draw:path draw:style-name="gr2" draw:text-style-name="P110" svg:width="19.09cm" svg:height="0.906cm" svg:x="1.03cm" svg:y="27.666cm" svg:viewBox="0 0 19091 907" svg:d="M19091 0h-2011M0 907h19091"><text:p/></draw:path><draw:path draw:style-name="gr3" draw:text-style-name="P110" svg:width="4.525cm" svg:height="1.812cm" svg:x="3.039cm" svg:y="26.756cm" svg:viewBox="0 0 4526 1813" svg:d="M4526 1208h-4526M3013 0v1813"><text:p/></draw:path><draw:line draw:style-name="gr5" draw:text-style-name="P110" svg:x1="3.023cm" svg:y1="28.534cm" svg:x2="7.543cm" svg:y2="27.368cm"><text:p/></draw:line><draw:polygon draw:style-name="gr6" draw:text-style-name="P112" svg:width="0.823cm" svg:height="0.514cm" svg:x="18.549cm" svg:y="0.384cm" svg:viewBox="0 0 824 515" draw:points="824,0 806,0 806,18 806,497 18,497 18,18 806,18 806,0 18,0 0,0 0,18 0,497 0,515 18,515 806,515 824,515 824,497 824,18"><text:p/></draw:polygon></draw:g><text:span text:style-name="T37">担 当</text:span></text:p>
        <text:h text:style-name="P6" text:outline-level="2"><text:span text:style-name="T77">整理番号</text:span></text:h>
        <text:p text:style-name="P29"><text:span text:style-name="T30">査</text:span><text:span text:style-name="T35"> </text:span><text:span text:style-name="T33">閲</text:span><text:span text:style-name="T30"><text:tab/>承</text:span><text:span text:style-name="T34"> </text:span><text:span text:style-name="T33">認</text:span></text:p>
        <text:p text:style-name="P30"><text:span text:style-name="T30">名</text:span><text:span text:style-name="T35"> </text:span><text:span text:style-name="T33">称</text:span><text:span text:style-name="T30"><text:tab/>仕様書番</text:span><text:span text:style-name="T33">号</text:span></text:p>
        <text:p text:style-name="P31"><text:span text:style-name="T88">Design</text:span><text:span text:style-name="T89"> </text:span><text:span text:style-name="T88">of</text:span><text:span text:style-name="T89"> </text:span><text:span text:style-name="T88">GS</text:span><text:span text:style-name="T90"> </text:span><text:span text:style-name="T91">Tower</text:span><text:span text:style-name="T88"><text:tab/></text:span><text:span text:style-name="T31">CBZ-R40798-001-</text:span><text:span text:style-name="T36">00</text:span></text:p>
        <text:p text:style-name="P43"><text:span text:style-name="T76">SHT </text:span><text:span text:style-name="T74">REV</text:span></text:p>
        <text:p text:style-name="P32"><text:span text:style-name="T4">2/3</text:span></text:p>
        <text:p text:style-name="P26"><text:span text:style-name="T11">１</text:span></text:p>
      </text:section>
      <text:section text:style-name="Sect1" text:name="구역10">
        <text:p text:style-name="P22"><text:span text:style-name="T1">１</text:span><text:span text:style-name="T2"><text:tab/></text:span><text:span text:style-name="T5">２</text:span></text:p>
        <text:p text:style-name="P58"/>
        <text:p text:style-name="P61"><text:span text:style-name="T48">１１．その他</text:span></text:p>
        <text:p text:style-name="P27"><text:span text:style-name="T1">３</text:span><text:span text:style-name="T2"><text:tab/></text:span><text:span text:style-name="T8">秘密</text:span></text:p>
        <text:p text:style-name="P28"><text:span text:style-name="T30">記</text:span><text:span text:style-name="T32"> </text:span><text:span text:style-name="T33">事</text:span></text:p>
        <text:p text:style-name="P104"><text:span text:style-name="T38">第 </text:span><text:span text:style-name="T39">1</text:span><text:span text:style-name="T40"> 版</text:span></text:p>
      </text:section>
      <text:section text:style-name="Sect3" text:name="구역11">
        <text:p text:style-name="P50"/>
        <text:p text:style-name="P50"/>
        <text:p text:style-name="P50"/>
        <text:p text:style-name="P50"/>
        <text:p text:style-name="P50"/>
        <text:p text:style-name="P59"/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/></text:h>
        <text:h text:style-name="P3" text:outline-level="2"><text:span text:style-name="T53">発 行</text:span><text:span text:style-name="T54">版 年月日</text:span><text:span text:style-name="T7"> </text:span><text:span text:style-name="T55">１</text:span></text:h>
        <text:p text:style-name="P37"><text:span text:style-name="T1">２ ３ ４ ５</text:span></text:p>
        <text:p text:style-name="P50"/>
        <text:p text:style-name="P50"/>
        <text:p text:style-name="P50"/>
        <text:p text:style-name="P50"/>
        <text:p text:style-name="P52"/>
        <text:p text:style-name="P35"><text:span text:style-name="T1">Ｃ</text:span></text:p>
        <text:p text:style-name="P66"><draw:frame draw:style-name="fr1" draw:name="Image 55" text:anchor-type="char" svg:x="0.208cm" svg:y="0.85cm" svg:width="0.526cm" svg:height="0.325cm" draw:z-index="23"><draw:image xlink:href="Pictures/100000010000002800000019392B4EF20A9BE666.png" xlink:type="simple" xlink:show="embed" xlink:actuate="onLoad" draw:mime-type="image/png"/></draw:frame></text:p>
        <text:p text:style-name="P50"/>
        <text:p text:style-name="P50"/>
        <text:p text:style-name="P50"/>
        <text:p text:style-name="P50"/>
        <text:p text:style-name="P50"/>
        <text:p text:style-name="P53"/>
        <text:p text:style-name="P35"><text:span text:style-name="T1">Ｄ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4"/>
        <text:p text:style-name="P35"><text:span text:style-name="T1">Ｅ</text:span></text:p>
        <text:list xml:id="list2812617043" text:style-name="WWNum5">
          <text:list-item>
            <text:p text:style-name="P16"><text:span text:style-name="T15">本仕様書についての疑問点がある場合は、担当者に連絡し、その指示に従うこ</text:span><text:span text:style-name="T17">と。</text:span></text:p>
          </text:list-item>
          <text:list-item>
            <text:p text:style-name="P17"><text:span text:style-name="T15">本仕様書以外については、管理責任者との打ち合わせにより決定する。 １１.Miscellaneous</text:span><text:span text:style-name="T99">기타</text:span></text:p>
          </text:list-item>
        </text:list>
        <text:list xml:id="list804538238" text:style-name="WWNum6">
          <text:list-item>
            <text:p text:style-name="P18"><text:span text:style-name="T9">If there are any questions regarding this specification, contact the designated representatives and follow their instructions.본 명세서에 관해 질문이 있는 경우, 지정된 담당자에게 문의하고 그들의 지침을 따르십시오.</text:span></text:p>
          </text:list-item>
          <text:list-item>
            <text:p text:style-name="P19"><text:span text:style-name="T9">Matters</text:span><text:span text:style-name="T27"> </text:span><text:span text:style-name="T9">outside</text:span><text:span text:style-name="T28"> </text:span><text:span text:style-name="T9">the</text:span><text:span text:style-name="T27"> </text:span><text:span text:style-name="T9">scope</text:span><text:span text:style-name="T28"> </text:span><text:span text:style-name="T9">of</text:span><text:span text:style-name="T27"> </text:span><text:span text:style-name="T9">this</text:span><text:span text:style-name="T28"> </text:span><text:span text:style-name="T9">specification</text:span><text:span text:style-name="T28"> </text:span><text:span text:style-name="T9">shall</text:span><text:span text:style-name="T27"> </text:span><text:span text:style-name="T9">be</text:span><text:span text:style-name="T29"> </text:span><text:span text:style-name="T9">determined</text:span><text:span text:style-name="T27"> </text:span><text:span text:style-name="T9">through consultations with the responsible manager.본 명세서 범위 외의 사항은 담당 관리자와의 협의를 통해 결정됩니다. </text:span></text:p>
          </text:list-item>
        </text:list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7"/>
        <text:p text:style-name="P68"><draw:frame draw:style-name="fr1" draw:name="Image 56" text:anchor-type="char" svg:x="20.403cm" svg:y="0.713cm" svg:width="0.526cm" svg:height="0.325cm" draw:z-index="24"><draw:image xlink:href="Pictures/100000010000002800000019617F01FE2E50AF5D.png" xlink:type="simple" xlink:show="embed" xlink:actuate="onLoad" draw:mime-type="image/png"/></draw:frame></text:p>
      </text:section>
      <text:section text:style-name="Sect2" text:name="구역12">
        <text:p text:style-name="P55"/>
        <text:h text:style-name="P5" text:outline-level="2"><text:span text:style-name="T56">フィルム </text:span><text:span text:style-name="T7">AP ROLL</text:span></text:h>
        <text:p text:style-name="P23"><text:span text:style-name="T3">整理期限</text:span></text:p>
        <text:p text:style-name="P101"/>
      </text:section>
      <text:section text:style-name="Sect6" text:name="구역13">
        <text:p text:style-name="P42"><draw:g text:anchor-type="char" draw:z-index="14" draw:style-name="gr1"><draw:line draw:style-name="gr2" draw:text-style-name="P110" svg:x1="2.032cm" svg:y1="0.959cm" svg:x2="20.121cm" svg:y2="0.959cm"><text:p/></draw:line><draw:path draw:style-name="gr3" draw:text-style-name="P110" svg:width="10.049cm" svg:height="0.501cm" svg:x="8.061cm" svg:y="0.455cm" svg:viewBox="0 0 10050 502" svg:d="M0 502v-502M5027 502v-502M10050 502v-502"><text:p/></draw:path><draw:polygon draw:style-name="gr4" draw:text-style-name="P111" svg:width="0.331cm" svg:height="0.528cm" svg:x="10.408cm" svg:y="0.141cm" svg:viewBox="0 0 332 529" draw:points="0,0 332,0 332,529 0,529"><text:p/></draw:polygon><draw:path draw:style-name="gr2" draw:text-style-name="P110" svg:width="2.008cm" svg:height="27.611cm" svg:x="1.03cm" svg:y="0.959cm" svg:viewBox="0 0 2009 27612" svg:d="M1002 0v5027M2009 0v27612M2009 5027h-2009M0 5027v4228"><text:p/></draw:path><draw:path draw:style-name="gr3" draw:text-style-name="P110" svg:width="2.008cm" svg:height="3.013cm" svg:x="1.03cm" svg:y="6.593cm" svg:viewBox="0 0 2009 3014" svg:d="M2009 0h-2009M0 600h2009M2009 1206h-2009M2009 1808h-2009M0 2413h2009M2009 3014h-2009"><text:p/></draw:path><draw:line draw:style-name="gr2" draw:text-style-name="P110" svg:x1="1.03cm" svg:y1="10.215cm" svg:x2="3.039cm" svg:y2="10.215cm"><text:p/></draw:line><draw:path draw:style-name="gr3" draw:text-style-name="P110" svg:width="2.614cm" svg:height="14.485cm" svg:x="0.423cm" svg:y="6.593cm" svg:viewBox="0 0 2615 14486" svg:d="M1206 0v3621M2615 4425h-502M2615 9452h-502M2615 14486h-502M358 11817v709M0 12168h709M358 3872v702M0 4223h709"><text:p/></draw:path><draw:path draw:style-name="gr2" draw:text-style-name="P110" svg:width="2.412cm" svg:height="27.611cm" svg:x="17.707cm" svg:y="0.959cm" svg:viewBox="0 0 2413 27612" svg:d="M0 25792v-25792M2413 0v27612"><text:p/></draw:path><draw:path draw:style-name="gr3" draw:text-style-name="P110" svg:width="17.283cm" svg:height="18.305cm" svg:x="2.836cm" svg:y="1.661cm" svg:viewBox="0 0 17284 18306" svg:d="M14871 0h2413M203 10360h-203M203 11369h-203M203 12373h-203M203 13380h-203M203 15392h-203M203 16396h-203M203 17406h-203M203 18306h-203"><text:p/></draw:path><draw:path draw:style-name="gr2" draw:text-style-name="P110" svg:width="2.008cm" svg:height="4.022cm" svg:x="1.03cm" svg:y="24.546cm" svg:viewBox="0 0 2009 4023" svg:d="M2009 0h-2009M0 0v4023"><text:p/></draw:path><draw:line draw:style-name="gr3" draw:text-style-name="P110" svg:x1="3.039cm" svg:y1="25.149cm" svg:x2="1.03cm" svg:y2="25.149cm"><text:p/></draw:line><draw:line draw:style-name="gr2" draw:text-style-name="P110" svg:x1="1.03cm" svg:y1="25.754cm" svg:x2="3.039cm" svg:y2="25.754cm"><text:p/></draw:line><draw:line draw:style-name="gr3" draw:text-style-name="P110" svg:x1="3.039cm" svg:y1="26.354cm" svg:x2="1.03cm" svg:y2="26.354cm"><text:p/></draw:line><draw:line draw:style-name="gr2" draw:text-style-name="P110" svg:x1="3.039cm" svg:y1="27.158cm" svg:x2="1.03cm" svg:y2="27.158cm"><text:p/></draw:line><draw:line draw:style-name="gr3" draw:text-style-name="P110" svg:x1="3.039cm" svg:y1="27.765cm" svg:x2="1.03cm" svg:y2="27.765cm"><text:p/></draw:line><draw:path draw:style-name="gr2" draw:text-style-name="P110" svg:width="17.081cm" svg:height="1.812cm" svg:x="3.039cm" svg:y="26.756cm" svg:viewBox="0 0 17082 1813" svg:d="M10050 0v1813M4526 1813v-1360-453M15072 0v1813M17082 0h-17082"><text:p/></draw:path><draw:path draw:style-name="gr3" draw:text-style-name="P110" svg:width="4.525cm" svg:height="1.812cm" svg:x="3.039cm" svg:y="26.756cm" svg:viewBox="0 0 4526 1813" svg:d="M4526 607h-4526M1506 0v1813"><text:p/></draw:path><draw:path draw:style-name="gr2" draw:text-style-name="P110" svg:width="19.09cm" svg:height="0.906cm" svg:x="1.03cm" svg:y="27.666cm" svg:viewBox="0 0 19091 907" svg:d="M19091 0h-2011M0 907h19091"><text:p/></draw:path><draw:path draw:style-name="gr3" draw:text-style-name="P110" svg:width="4.525cm" svg:height="1.812cm" svg:x="3.039cm" svg:y="26.756cm" svg:viewBox="0 0 4526 1813" svg:d="M4526 1208h-4526M3013 0v1813"><text:p/></draw:path><draw:line draw:style-name="gr5" draw:text-style-name="P110" svg:x1="3.023cm" svg:y1="28.534cm" svg:x2="7.543cm" svg:y2="27.368cm"><text:p/></draw:line><draw:polygon draw:style-name="gr6" draw:text-style-name="P112" svg:width="0.823cm" svg:height="0.514cm" svg:x="18.549cm" svg:y="0.384cm" svg:viewBox="0 0 824 515" draw:points="824,0 806,0 806,18 806,497 18,497 18,18 806,18 806,0 18,0 0,0 0,18 0,497 0,515 18,515 806,515 824,515 824,497 824,18"><text:p/></draw:polygon></draw:g><text:span text:style-name="T37">担 当</text:span></text:p>
        <text:h text:style-name="P6" text:outline-level="2"><text:span text:style-name="T77">整理番号</text:span></text:h>
        <text:p text:style-name="P29"><text:span text:style-name="T30">査</text:span><text:span text:style-name="T35"> </text:span><text:span text:style-name="T33">閲</text:span><text:span text:style-name="T30"><text:tab/>承</text:span><text:span text:style-name="T34"> </text:span><text:span text:style-name="T33">認</text:span></text:p>
        <text:p text:style-name="P30"><text:span text:style-name="T30">名</text:span><text:span text:style-name="T35"> </text:span><text:span text:style-name="T33">称</text:span><text:span text:style-name="T30"><text:tab/>仕様書番</text:span><text:span text:style-name="T33">号</text:span></text:p>
        <text:p text:style-name="P31"><text:span text:style-name="T88">Design</text:span><text:span text:style-name="T89"> </text:span><text:span text:style-name="T88">of</text:span><text:span text:style-name="T89"> </text:span><text:span text:style-name="T88">GS</text:span><text:span text:style-name="T90"> </text:span><text:span text:style-name="T91">Tower</text:span><text:span text:style-name="T88"><text:tab/></text:span><text:span text:style-name="T31">CBZ-R40798-001-</text:span><text:span text:style-name="T36">00</text:span></text:p>
        <text:p text:style-name="P43"><text:span text:style-name="T76">SHT </text:span><text:span text:style-name="T74">REV</text:span></text:p>
        <text:p text:style-name="P32"><text:span text:style-name="T4">3/3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S Gothic2" svg:font-family="'MS Gothic'" style:font-adornments="Regular" style:font-family-generic="modern" style:font-pitch="fixed"/>
    <style:font-face style:name="MS PGothic" svg:font-family="'MS PGothic'" style:font-family-generic="roman" style:font-pitch="variable"/>
    <style:font-face style:name="MS PGothic1" svg:font-family="'MS PGothic'" style:font-family-generic="system" style:font-pitch="variable"/>
    <style:font-face style:name="Noto Sans KR" svg:font-family="'Noto Sans KR'" style:font-family-generic="system" style:font-pitch="variable"/>
    <style:font-face style:name="OpenSymbol" svg:font-family="OpenSymbol" style:font-charset="x-symbol"/>
  </office:font-face-decls>
  <office:styles>
    <draw:fill-image draw:name="msFillBitmap_20_1" draw:display-name="msFillBitmap 1" xlink:href="Pictures/10000001000000290000001E691951F806AB88F6.png" xlink:type="simple" xlink:show="embed" xlink:actuate="onLoad"/>
    <draw:fill-image draw:name="msFillBitmap_20_1_20_-1" draw:display-name="msFillBitmap 1 -1" xlink:href="Pictures/100000010000001A000000284F71EE362105123E.png" xlink:type="simple" xlink:show="embed" xlink:actuate="onLoad"/>
    <draw:fill-image draw:name="msFillBitmap_20_2" draw:display-name="msFillBitmap 2" xlink:href="Pictures/100000010000005100000020E77F9282D5589382.png" xlink:type="simple" xlink:show="embed" xlink:actuate="onLoad"/>
    <draw:fill-image draw:name="msFillBitmap_20_2_20_-1" draw:display-name="msFillBitmap 2 -1" xlink:href="Pictures/100000010000001A000000284F71EE362105123E.png" xlink:type="simple" xlink:show="embed" xlink:actuate="onLoad"/>
    <draw:fill-image draw:name="msFillBitmap_20_3" draw:display-name="msFillBitmap 3" xlink:href="Pictures/100000010000001A000000284F71EE362105123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fo:background-color="transparent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S Gothic" fo:font-family="'MS Gothic'" style:font-family-generic="roman" style:font-pitch="variable" fo:language="en" fo:country="US" fo:background-color="transparent" style:font-name-asian="MS Gothic1" style:font-family-asian="'MS Gothic'" style:font-family-generic-asian="system" style:font-pitch-asian="variable" style:language-asian="en" style:country-asian="US" style:font-name-complex="MS Gothic1" style:font-family-complex="'MS Gothic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S Gothic" fo:font-family="'MS Gothic'" style:font-family-generic="roman" style:font-pitch="variable" fo:font-size="10.5pt" fo:language="en" fo:country="US" fo:background-color="transparent" style:font-name-asian="MS Gothic1" style:font-family-asian="'MS Gothic'" style:font-family-generic-asian="system" style:font-pitch-asian="variable" style:font-size-asian="10.5pt" style:language-asian="en" style:country-asian="US" style:font-name-complex="MS Gothic1" style:font-family-complex="'MS Gothic'" style:font-family-generic-complex="system" style:font-pitch-complex="variable" style:font-size-complex="10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035cm" fo:margin-right="0cm" fo:line-height="0.568cm" fo:text-indent="0cm" style:auto-text-indent="false"/>
      <style:text-properties style:font-name="MS Gothic" fo:font-family="'MS Gothic'" style:font-family-generic="roman" style:font-pitch="variable" fo:font-size="14pt" fo:language="en" fo:country="US" fo:background-color="transparent" style:font-name-asian="MS Gothic1" style:font-family-asian="'MS Gothic'" style:font-family-generic-asian="system" style:font-pitch-asian="variable" style:font-size-asian="14pt" style:language-asian="en" style:country-asian="US" style:font-name-complex="MS Gothic1" style:font-family-complex="'MS Gothic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975cm" fo:margin-right="0cm" fo:text-indent="0cm" style:auto-text-indent="false"/>
      <style:text-properties style:font-name="MS Gothic" fo:font-family="'MS Gothic'" style:font-family-generic="roman" style:font-pitch="variable" fo:language="en" fo:country="US" fo:background-color="transparent" style:font-name-asian="MS Gothic1" style:font-family-asian="'MS Gothic'" style:font-family-generic-asian="system" style:font-pitch-asian="variable" style:language-asian="en" style:country-asian="US" style:font-name-complex="MS Gothic1" style:font-family-complex="'MS Gothic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62cm" fo:margin-right="0cm" fo:text-indent="0cm" style:auto-text-indent="false"/>
      <style:text-properties style:font-name="MS Gothic" fo:font-family="'MS Gothic'" style:font-family-generic="roman" style:font-pitch="variable" fo:font-size="12pt" fo:language="en" fo:country="US" fo:background-color="transparent" style:font-name-asian="MS Gothic1" style:font-family-asian="'MS Gothic'" style:font-family-generic-asian="system" style:font-pitch-asian="variable" style:font-size-asian="12pt" style:language-asian="en" style:country-asian="US" style:font-name-complex="MS Gothic1" style:font-family-complex="'MS Gothic'" style:font-family-generic-complex="system" style:font-pitch-complex="variable" style:font-size-complex="12pt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fo:background-color="transparent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1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MS Gothic" fo:font-family="'MS Gothic'" style:font-family-generic="roman" style:font-pitch="variable" fo:font-size="9.5pt" fo:letter-spacing="-0.025cm" fo:language="en" fo:country="US" fo:font-style="normal" fo:font-weight="normal" style:font-name-asian="MS Gothic1" style:font-family-asian="'MS Gothic'" style:font-family-generic-asian="system" style:font-pitch-asian="variable" style:font-size-asian="9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9.5pt" style:language-complex="ar" style:country-complex="SA" style:text-scale="99%"/>
    </style:style>
    <style:style style:name="ListLabel_20_11" style:display-name="ListLabel 11" style:family="text">
      <style:text-properties style:font-name="MS Gothic" fo:font-family="'MS Gothic'" style:font-family-generic="roman" style:font-pitch="variable" fo:font-size="10.5pt" fo:letter-spacing="-0.012cm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MS Gothic" fo:font-family="'MS Gothic'" style:font-family-generic="roman" style:font-pitch="variable" fo:font-size="9.5pt" fo:letter-spacing="-0.025cm" fo:language="en" fo:country="US" fo:font-style="normal" fo:font-weight="normal" style:font-name-asian="MS Gothic1" style:font-family-asian="'MS Gothic'" style:font-family-generic-asian="system" style:font-pitch-asian="variable" style:font-size-asian="9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9.5pt" style:language-complex="ar" style:country-complex="SA" style:text-scale="99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2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MS Gothic" fo:font-family="'MS Gothic'" style:font-family-generic="roman" style:font-pitch="variable" fo:font-size="10.5pt" fo:letter-spacing="normal" fo:language="en" fo:country="US" fo:font-style="normal" fo:font-weight="normal" style:font-name-asian="MS Gothic1" style:font-family-asian="'MS Gothic'" style:font-family-generic-asian="system" style:font-pitch-asian="variable" style:font-size-asian="10.5pt" style:language-asian="en" style:country-asian="US" style:font-style-asian="normal" style:font-weight-asian="normal" style:font-name-complex="MS Gothic1" style:font-family-complex="'MS Gothic'" style:font-family-generic-complex="system" style:font-pitch-complex="variable" style:font-size-complex="10.5pt" style:language-complex="ar" style:country-complex="SA" style:text-scale="99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2.088cm"/>
        </style:list-level-properties>
        <style:text-properties style:font-name="MS Gothic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3.65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5.22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6.79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8.3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9.9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1.51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3.0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3cm" fo:margin-left="14.66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（%1%）" style:num-prefix="（" style:num-suffix="）" style:num-format="1">
        <style:list-level-properties text:list-level-position-and-space-mode="label-alignment">
          <style:list-level-label-alignment text:label-followed-by="listtab" fo:text-indent="-0.894cm" fo:margin-left="1.616cm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9cm" fo:margin-left="0.975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3.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5.21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7.01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8.81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0.61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2.41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4.2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（%1%）" style:num-prefix="（" style:num-suffix="）" style:num-format="1">
        <style:list-level-properties text:list-level-position-and-space-mode="label-alignment">
          <style:list-level-label-alignment text:label-followed-by="listtab" fo:text-indent="-0.894cm" fo:margin-left="1.466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3.11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4.74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6.37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8.012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9.64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1.27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2.90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894cm" fo:margin-left="14.5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83cm" fo:margin-left="0.975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2.669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4.352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6.03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7.71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9.39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1.07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2.76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83cm" fo:margin-left="14.4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702cm" fo:margin-left="1.275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2.923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4.577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6.2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7.88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9.53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1.19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2.84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702cm" fo:margin-left="14.49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778cm" fo:margin-left="0.579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2.288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4.013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5.736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7.461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9.185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0.91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2.633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778cm" fo:margin-left="14.3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background-color="transparent" style:font-size-asian="10pt" style:font-size-complex="10pt"/>
    </style:style>
    <style:style style:name="MP2" style:family="paragraph">
      <loext:graphic-properties draw:fill="bitmap" draw:fill-image-name="msFillBitmap_20_1" style:repeat="stretch"/>
      <style:paragraph-properties fo:text-align="center"/>
      <style:text-properties fo:font-size="11pt"/>
    </style:style>
    <style:style style:name="MP3" style:family="paragraph">
      <loext:graphic-properties draw:fill="bitmap" draw:fill-image-name="msFillBitmap_20_2" style:repeat="stretch"/>
      <style:paragraph-properties fo:text-align="center"/>
      <style:text-properties fo:font-size="11pt"/>
    </style:style>
    <style:style style:name="MP4" style:family="paragraph" style:parent-style-name="Frame_20_contents">
      <style:paragraph-properties fo:margin-left="0.035cm" fo:margin-right="0cm" fo:margin-top="0cm" fo:margin-bottom="0cm" style:contextual-spacing="false" fo:line-height="0.568cm" fo:text-align="start" style:justify-single-word="false" fo:text-indent="0cm" style:auto-text-indent="fals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Frame_20_contents">
      <style:paragraph-properties fo:margin-left="0.035cm" fo:margin-right="0cm" fo:margin-top="0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4pt" fo:letter-spacing="-0.004cm" fo:background-color="transparent" loext:char-shading-value="0" style:font-size-asian="14pt" style:font-size-complex="14pt"/>
    </style:style>
    <style:style style:name="MT2" style:family="text">
      <style:text-properties style:font-name="MS PGothic" fo:font-size="6pt" fo:letter-spacing="-0.004cm" fo:background-color="transparent" loext:char-shading-value="0" style:font-name-asian="MS PGothic1" style:font-size-asian="6pt" style:font-size-complex="6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bitmap" draw:fill-image-name="msFillBitmap_20_1" style:repeat="stretch" draw:textarea-horizontal-align="center" draw:textarea-vertical-align="top" draw:auto-grow-height="false" style:run-through="background"/>
    </style:style>
    <style:style style:name="Mgr3" style:family="graphic">
      <style:graphic-properties draw:stroke="none" svg:stroke-width="0cm" draw:fill="bitmap" draw:fill-image-name="msFillBitmap_20_2" style:repeat="stretch" draw:textarea-horizontal-align="center" draw:textarea-vertical-align="top" draw:auto-grow-height="false" style:run-through="background"/>
    </style:style>
    <style:style style:name="Mgr4" style:family="graphic" style:parent-style-name="Frame">
      <style:graphic-properties draw:stroke="none" svg:stroke-width="0cm" draw:fill="none" draw:textarea-horizontal-align="center" draw:textarea-vertical-align="middle" draw:auto-grow-height="false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47cm" fo:margin-bottom="0.586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247cm" fo:margin-bottom="0.917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247cm" fo:margin-bottom="0.586cm" fo:margin-left="0cm" fo:margin-right="0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 1" text:anchor-type="char" svg:x="10.403cm" svg:y="28.822cm" svg:width="0.332cm" svg:height="0.529cm" draw:z-index="2"><draw:image xlink:href="Pictures/100000010000001A000000285B727BE1094BF17E.png" xlink:type="simple" xlink:show="embed" xlink:actuate="onLoad" draw:mime-type="image/png"/></draw:frame><draw:g text:anchor-type="char" draw:z-index="4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8cm" svg:viewBox="0 0 1077 425" draw:points="0,0 1077,0 1077,425 0,425"><text:p/></draw:polygon></draw:g><draw:polygon text:anchor-type="char" draw:z-index="3" draw:style-name="Mgr4" draw:text-style-name="MP5" svg:width="4.197cm" svg:height="0.567cm" svg:x="15.804cm" svg:y="28.682cm" svg:viewBox="0 0 4198 568" draw:points="0,0 4198,0 4198,568 0,568"><text:p text:style-name="MP4"><text:span text:style-name="MT1">日本電気株式会社</text:span></text:p></draw:polygon><draw:polygon text:anchor-type="char" draw:z-index="5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frame draw:style-name="Mfr1" draw:name="이미지1" text:anchor-type="char" svg:x="10.403cm" svg:y="28.822cm" svg:width="0.332cm" svg:height="0.529cm" draw:z-index="1"><draw:image xlink:href="Pictures/100000010000001A000000285B727BE1094BF17E.png" xlink:type="simple" xlink:show="embed" xlink:actuate="onLoad" draw:mime-type="image/png"/></draw:frame><draw:polygon text:anchor-type="char" draw:z-index="7" draw:style-name="Mgr4" draw:text-style-name="MP5" svg:width="4.197cm" svg:height="0.567cm" svg:x="15.804cm" svg:y="28.681cm" svg:viewBox="0 0 4198 568" draw:points="0,0 4198,0 4198,568 0,568"><text:p text:style-name="MP4"><text:span text:style-name="MT1">日本電気株式会社</text:span></text:p></draw:polygon><draw:g text:anchor-type="char" draw:z-index="8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7cm" svg:viewBox="0 0 1077 425" draw:points="0,0 1077,0 1077,425 0,425"><text:p/></draw:polygon></draw:g><draw:polygon text:anchor-type="char" draw:z-index="9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/text:p>
      </style:footer>
    </style:master-page>
    <style:master-page style:name="Converted2" style:page-layout-name="Mpm3" draw:style-name="Mdp1">
      <style:footer>
        <text:p text:style-name="MP1"><draw:frame draw:style-name="Mfr1" draw:name="이미지2" text:anchor-type="char" svg:x="10.403cm" svg:y="28.822cm" svg:width="0.332cm" svg:height="0.529cm" draw:z-index="0"><draw:image xlink:href="Pictures/100000010000001A000000285B727BE1094BF17E.png" xlink:type="simple" xlink:show="embed" xlink:actuate="onLoad" draw:mime-type="image/png"/></draw:frame><draw:polygon text:anchor-type="char" draw:z-index="11" draw:style-name="Mgr4" draw:text-style-name="MP5" svg:width="4.197cm" svg:height="0.567cm" svg:x="15.804cm" svg:y="28.681cm" svg:viewBox="0 0 4198 568" draw:points="0,0 4198,0 4198,568 0,568"><text:p text:style-name="MP4"><text:span text:style-name="MT1">日本電気株式会社</text:span></text:p></draw:polygon><draw:g text:anchor-type="char" draw:z-index="12" draw:style-name="Mgr1"><draw:polygon draw:style-name="Mgr2" draw:text-style-name="MP2" svg:width="0.54cm" svg:height="0.4cm" svg:x="13.864cm" svg:y="28.799cm" svg:viewBox="0 0 541 401" draw:points="0,0 541,0 541,401 0,401"><text:p/></draw:polygon><draw:polygon draw:style-name="Mgr3" draw:text-style-name="MP3" svg:width="1.076cm" svg:height="0.424cm" svg:x="14.477cm" svg:y="28.787cm" svg:viewBox="0 0 1077 425" draw:points="0,0 1077,0 1077,425 0,425"><text:p/></draw:polygon></draw:g><draw:polygon text:anchor-type="char" draw:z-index="13" draw:style-name="Mgr4" draw:text-style-name="MP5" svg:width="1.019cm" svg:height="0.281cm" svg:x="1.129cm" svg:y="28.751cm" svg:viewBox="0 0 1020 282" draw:points="0,0 1020,0 1020,282 0,282"><text:p text:style-name="MP6"><text:span text:style-name="MT2">府Ａ４６８５</text:span></text:p></draw:polygo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meta:initial-creator>qnffidfhqht</meta:initial-creator>
    <dc:date>2024-10-28T15:25:21.241000000</dc:date>
    <meta:generator>LibreOffice/7.3.1.3$Windows_X86_64 LibreOffice_project/a69ca51ded25f3eefd52d7bf9a5fad8c90b87951</meta:generator>
    <meta:editing-duration>PT10M42S</meta:editing-duration>
    <meta:document-statistic meta:table-count="0" meta:image-count="9" meta:object-count="0" meta:page-count="3" meta:paragraph-count="132" meta:word-count="1813" meta:character-count="4285" meta:non-whitespace-character-count="3714"/>
    <meta:user-defined meta:name="AppVersion">12.000</meta:user-defined>
  </office:meta>
</office:document-meta>
</file>